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4</text:p>
          </table:table-cell>
          <table:table-cell table:number-columns-repeated="3" office:value-type="float" office:value="0.195256628596318" calcext:value-type="float">
            <text:p>0.195256628596318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2652907371521" calcext:value-type="float">
            <text:p>0.0265290737152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15</text:p>
          </table:table-cell>
          <table:table-cell table:number-columns-repeated="3" office:value-type="float" office:value="0.0673257435052842" calcext:value-type="float">
            <text:p>0.0673257435052842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760555267333984" calcext:value-type="float">
            <text:p>0.000760555267333984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2</text:p>
          </table:table-cell>
          <table:table-cell table:number-columns-repeated="3" office:value-type="float" office:value="0.532860132113834" calcext:value-type="float">
            <text:p>0.532860132113834</text:p>
          </table:table-cell>
          <table:table-cell office:value-type="float" office:value="0.0000412464141845703" calcext:value-type="float">
            <text:p>4.12464141845703E-05</text:p>
          </table:table-cell>
          <table:table-cell office:value-type="float" office:value="0.0000257492065429688" calcext:value-type="float">
            <text:p>2.57492065429688E-05</text:p>
          </table:table-cell>
          <table:table-cell office:value-type="float" office:value="0.0017547607421875" calcext:value-type="float">
            <text:p>0.001754760742187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246498127807189" calcext:value-type="float">
            <text:p>0.246498127807189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556707382202148" calcext:value-type="float">
            <text:p>0.00055670738220214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table:number-columns-repeated="2" office:value-type="float" office:value="0.0907522830795682" calcext:value-type="float">
            <text:p>0.0907522830795682</text:p>
          </table:table-cell>
          <table:table-cell office:value-type="float" office:value="0.228274170365286" calcext:value-type="float">
            <text:p>0.228274170365286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646114349365234" calcext:value-type="float">
            <text:p>6.46114349365234E-05</text:p>
          </table:table-cell>
          <table:table-cell office:value-type="float" office:value="0.00175571441650391" calcext:value-type="float">
            <text:p>0.00175571441650391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.137521887285718" calcext:value-type="float">
            <text:p>0.137521887285718</text:p>
          </table:table-cell>
          <table:table-cell table:style-name="ce2" table:formula="of:=IF([.J6]=&quot;&quot;;&quot;&quot;;[.J6]/[.B6])" office:value-type="float" office:value="1.51535457422205" calcext:value-type="float">
            <text:p>1.51535457422205</text:p>
          </table:table-cell>
        </table:table-row>
        <table:table-row table:style-name="ro1">
          <table:table-cell office:value-type="string" calcext:value-type="string">
            <text:p>6-2</text:p>
          </table:table-cell>
          <table:table-cell table:number-columns-repeated="2" office:value-type="float" office:value="0.488375493236851" calcext:value-type="float">
            <text:p>0.488375493236851</text:p>
          </table:table-cell>
          <table:table-cell office:value-type="float" office:value="0.577900240548337" calcext:value-type="float">
            <text:p>0.577900240548337</text:p>
          </table:table-cell>
          <table:table-cell office:value-type="float" office:value="0.0000617504119873047" calcext:value-type="float">
            <text:p>6.17504119873047E-05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278234481811523" calcext:value-type="float">
            <text:p>0.00278234481811523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895247473114861" calcext:value-type="float">
            <text:p>0.0895247473114861</text:p>
          </table:table-cell>
          <table:table-cell table:formula="of:=IF([.J7]=&quot;&quot;;&quot;&quot;;[.J7]/[.B7])" office:value-type="float" office:value="0.183311301552285" calcext:value-type="float">
            <text:p>0.183311301552285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2" office:value-type="float" office:value="0.357236346146127" calcext:value-type="float">
            <text:p>0.357236346146127</text:p>
          </table:table-cell>
          <table:table-cell office:value-type="float" office:value="0.565994219988689" calcext:value-type="float">
            <text:p>0.565994219988689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282788276672363" calcext:value-type="float">
            <text:p>0.0028278827667236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208757873842562" calcext:value-type="float">
            <text:p>0.208757873842562</text:p>
          </table:table-cell>
          <table:table-cell table:formula="of:=IF([.J8]=&quot;&quot;;&quot;&quot;;[.J8]/[.B8])" office:value-type="float" office:value="0.584369076928049" calcext:value-type="float">
            <text:p>0.584369076928049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table:number-columns-repeated="3" office:value-type="float" office:value="0.261342572305837" calcext:value-type="float">
            <text:p>0.261342572305837</text:p>
          </table:table-cell>
          <table:table-cell office:value-type="float" office:value="0.0000219345092773438" calcext:value-type="float">
            <text:p>2.19345092773438E-05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998973846435547" calcext:value-type="float">
            <text:p>0.00099897384643554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10</text:p>
          </table:table-cell>
          <table:table-cell table:number-columns-repeated="2" office:value-type="float" office:value="0.277798594729174" calcext:value-type="float">
            <text:p>0.277798594729174</text:p>
          </table:table-cell>
          <table:table-cell office:value-type="float" office:value="0.658735603421177" calcext:value-type="float">
            <text:p>0.658735603421177</text:p>
          </table:table-cell>
          <table:table-cell office:value-type="float" office:value="0.0000431537628173828" calcext:value-type="float">
            <text:p>4.31537628173828E-05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336837768554688" calcext:value-type="float">
            <text:p>0.00336837768554688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380937008692004" calcext:value-type="float">
            <text:p>0.380937008692004</text:p>
          </table:table-cell>
          <table:table-cell table:formula="of:=IF([.J10]=&quot;&quot;;&quot;&quot;;[.J10]/[.B10])" office:value-type="float" office:value="1.37127046687684" calcext:value-type="float">
            <text:p>1.37127046687684</text:p>
          </table:table-cell>
        </table:table-row>
        <table:table-row table:style-name="ro1">
          <table:table-cell office:value-type="string" calcext:value-type="string">
            <text:p>13-5</text:p>
          </table:table-cell>
          <table:table-cell table:number-columns-repeated="2" office:value-type="float" office:value="0.408462630788573" calcext:value-type="float">
            <text:p>0.408462630788573</text:p>
          </table:table-cell>
          <table:table-cell office:value-type="float" office:value="0.476151678836438" calcext:value-type="float">
            <text:p>0.476151678836438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293326377868652" calcext:value-type="float">
            <text:p>0.0029332637786865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676890480478645" calcext:value-type="float">
            <text:p>0.0676890480478645</text:p>
          </table:table-cell>
          <table:table-cell table:formula="of:=IF([.J11]=&quot;&quot;;&quot;&quot;;[.J11]/[.B11])" office:value-type="float" office:value="0.165716623616669" calcext:value-type="float">
            <text:p>0.165716623616669</text:p>
          </table:table-cell>
        </table:table-row>
        <table:table-row table:style-name="ro1">
          <table:table-cell office:value-type="string" calcext:value-type="string">
            <text:p>11-1</text:p>
          </table:table-cell>
          <table:table-cell table:number-columns-repeated="3" office:value-type="float" office:value="0.352776044001847" calcext:value-type="float">
            <text:p>0.352776044001847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646829605102539" calcext:value-type="float">
            <text:p>0.000646829605102539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</text:p>
          </table:table-cell>
          <table:table-cell table:number-columns-repeated="3" office:value-type="float" office:value="0.238486815231681" calcext:value-type="float">
            <text:p>0.238486815231681</text:p>
          </table:table-cell>
          <table:table-cell office:value-type="float" office:value="0.0000729560852050781" calcext:value-type="float">
            <text:p>7.29560852050781E-05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28691291809082" calcext:value-type="float">
            <text:p>0.002869129180908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4</text:p>
          </table:table-cell>
          <table:table-cell table:number-columns-repeated="2" office:value-type="float" office:value="0.102022181375471" calcext:value-type="float">
            <text:p>0.102022181375471</text:p>
          </table:table-cell>
          <table:table-cell office:value-type="float" office:value="0.319151601599655" calcext:value-type="float">
            <text:p>0.319151601599655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129818916320801" calcext:value-type="float">
            <text:p>0.00129818916320801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217129420224184" calcext:value-type="float">
            <text:p>0.217129420224184</text:p>
          </table:table-cell>
          <table:table-cell table:style-name="ce2" table:formula="of:=IF([.J14]=&quot;&quot;;&quot;&quot;;[.J14]/[.B14])" office:value-type="float" office:value="2.12825698585177" calcext:value-type="float">
            <text:p>2.12825698585177</text:p>
          </table:table-cell>
        </table:table-row>
        <table:table-row table:style-name="ro1">
          <table:table-cell office:value-type="string" calcext:value-type="string">
            <text:p>3-10</text:p>
          </table:table-cell>
          <table:table-cell table:number-columns-repeated="2" office:value-type="float" office:value="0.0289579494896342" calcext:value-type="float">
            <text:p>0.0289579494896342</text:p>
          </table:table-cell>
          <table:table-cell office:value-type="float" office:value="0.166479836775352" calcext:value-type="float">
            <text:p>0.166479836775352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976324081420898" calcext:value-type="float">
            <text:p>0.000976324081420898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137521887285718" calcext:value-type="float">
            <text:p>0.137521887285718</text:p>
          </table:table-cell>
          <table:table-cell table:style-name="ce2" table:formula="of:=IF([.J15]=&quot;&quot;;&quot;&quot;;[.J15]/[.B15])" office:value-type="float" office:value="4.74902020721272" calcext:value-type="float">
            <text:p>4.74902020721272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table:number-columns-repeated="3" office:value-type="float" office:value="0.673175462505592" calcext:value-type="float">
            <text:p>0.673175462505592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569820404052734" calcext:value-type="float">
            <text:p>5.69820404052734E-05</text:p>
          </table:table-cell>
          <table:table-cell office:value-type="float" office:value="0.0010826587677002" calcext:value-type="float">
            <text:p>0.001082658767700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11</text:p>
          </table:table-cell>
          <table:table-cell table:number-columns-repeated="2" office:value-type="float" office:value="0.212424601480489" calcext:value-type="float">
            <text:p>0.212424601480489</text:p>
          </table:table-cell>
          <table:table-cell office:value-type="float" office:value="0.28758709908421" calcext:value-type="float">
            <text:p>0.28758709908421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204944610595703" calcext:value-type="float">
            <text:p>0.0020494461059570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751624976037216" calcext:value-type="float">
            <text:p>0.0751624976037216</text:p>
          </table:table-cell>
          <table:table-cell table:formula="of:=IF([.J17]=&quot;&quot;;&quot;&quot;;[.J17]/[.B17])" office:value-type="float" office:value="0.353831416323148" calcext:value-type="float">
            <text:p>0.353831416323148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table:number-columns-repeated="3" office:value-type="float" office:value="0.421165628340816" calcext:value-type="float">
            <text:p>0.421165628340816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351667404174805" calcext:value-type="float">
            <text:p>0.0035166740417480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9</text:p>
          </table:table-cell>
          <table:table-cell table:number-columns-repeated="2" office:value-type="float" office:value="0.668742568678593" calcext:value-type="float">
            <text:p>0.668742568678593</text:p>
          </table:table-cell>
          <table:table-cell office:value-type="float" office:value="0.723464821165545" calcext:value-type="float">
            <text:p>0.723464821165545</text:p>
          </table:table-cell>
          <table:table-cell office:value-type="float" office:value="0.0000553131103515625" calcext:value-type="float">
            <text:p>5.53131103515625E-05</text:p>
          </table:table-cell>
          <table:table-cell office:value-type="float" office:value="0.0000541210174560547" calcext:value-type="float">
            <text:p>5.41210174560547E-05</text:p>
          </table:table-cell>
          <table:table-cell office:value-type="float" office:value="0.00269150733947754" calcext:value-type="float">
            <text:p>0.0026915073394775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547222524869523" calcext:value-type="float">
            <text:p>0.0547222524869523</text:p>
          </table:table-cell>
          <table:table-cell table:style-name="ce2" table:formula="of:=IF([.J19]=&quot;&quot;;&quot;&quot;;[.J19]/[.B19])" office:value-type="float" office:value="0.0818285765703254" calcext:value-type="float">
            <text:p>0.0818285765703254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table:number-columns-repeated="2" office:value-type="float" office:value="0.375224036554006" calcext:value-type="float">
            <text:p>0.375224036554006</text:p>
          </table:table-cell>
          <table:table-cell office:value-type="float" office:value="0.655049661989579" calcext:value-type="float">
            <text:p>0.655049661989579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103521347045898" calcext:value-type="float">
            <text:p>0.0010352134704589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279825625435574" calcext:value-type="float">
            <text:p>0.279825625435574</text:p>
          </table:table-cell>
          <table:table-cell table:style-name="ce2" table:formula="of:=IF([.J20]=&quot;&quot;;&quot;&quot;;[.J20]/[.B20])" office:value-type="float" office:value="0.745756130138796" calcext:value-type="float">
            <text:p>0.745756130138796</text:p>
          </table:table-cell>
        </table:table-row>
        <table:table-row table:style-name="ro1">
          <table:table-cell office:value-type="string" calcext:value-type="string">
            <text:p>4-11</text:p>
          </table:table-cell>
          <table:table-cell table:number-columns-repeated="2" office:value-type="float" office:value="0.109029871775683" calcext:value-type="float">
            <text:p>0.109029871775683</text:p>
          </table:table-cell>
          <table:table-cell office:value-type="float" office:value="0.184192369379404" calcext:value-type="float">
            <text:p>0.184192369379404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153160095214844" calcext:value-type="float">
            <text:p>0.00153160095214844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751624976037216" calcext:value-type="float">
            <text:p>0.0751624976037216</text:p>
          </table:table-cell>
          <table:table-cell table:formula="of:=IF([.J21]=&quot;&quot;;&quot;&quot;;[.J21]/[.B21])" office:value-type="float" office:value="0.689375272845964" calcext:value-type="float">
            <text:p>0.689375272845964</text:p>
          </table:table-cell>
        </table:table-row>
        <table:table-row table:style-name="ro1">
          <table:table-cell office:value-type="string" calcext:value-type="string">
            <text:p>10-16</text:p>
          </table:table-cell>
          <table:table-cell table:number-columns-repeated="3" office:value-type="float" office:value="0.168615441301455" calcext:value-type="float">
            <text:p>0.168615441301455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986576080322266" calcext:value-type="float">
            <text:p>0.00098657608032226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15</text:p>
          </table:table-cell>
          <table:table-cell table:number-columns-repeated="2" office:value-type="float" office:value="0.445084232552074" calcext:value-type="float">
            <text:p>0.445084232552074</text:p>
          </table:table-cell>
          <table:table-cell office:value-type="float" office:value="0.686689424531004" calcext:value-type="float">
            <text:p>0.686689424531004</text:p>
          </table:table-cell>
          <table:table-cell office:value-type="float" office:value="0.0000386238098144531" calcext:value-type="float">
            <text:p>3.86238098144531E-05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256633758544922" calcext:value-type="float">
            <text:p>0.0025663375854492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24160519197893" calcext:value-type="float">
            <text:p>0.24160519197893</text:p>
          </table:table-cell>
          <table:table-cell table:formula="of:=IF([.J23]=&quot;&quot;;&quot;&quot;;[.J23]/[.B23])" office:value-type="float" office:value="0.542830265169329" calcext:value-type="float">
            <text:p>0.542830265169329</text:p>
          </table:table-cell>
        </table:table-row>
        <table:table-row table:style-name="ro1">
          <table:table-cell office:value-type="string" calcext:value-type="string">
            <text:p>4-16</text:p>
          </table:table-cell>
          <table:table-cell table:number-columns-repeated="3" office:value-type="float" office:value="0.372053825166081" calcext:value-type="float">
            <text:p>0.372053825166081</text:p>
          </table:table-cell>
          <table:table-cell office:value-type="float" office:value="0.0000555515289306641" calcext:value-type="float">
            <text:p>5.55515289306641E-05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982761383056641" calcext:value-type="float">
            <text:p>0.00098276138305664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7</text:p>
          </table:table-cell>
          <table:table-cell table:number-columns-repeated="3" office:value-type="float" office:value="0.261041637387359" calcext:value-type="float">
            <text:p>0.261041637387359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00391006469726563" calcext:value-type="float">
            <text:p>3.91006469726563E-05</text:p>
          </table:table-cell>
          <table:table-cell office:value-type="float" office:value="0.00142168998718262" calcext:value-type="float">
            <text:p>0.0014216899871826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" calcext:value-type="float">
            <text:p>0</text:p>
          </table:table-cell>
          <table:table-cell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14</text:p>
          </table:table-cell>
          <table:table-cell table:number-columns-repeated="3" office:value-type="float" office:value="0.183038961240313" calcext:value-type="float">
            <text:p>0.183038961240313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182867050170898" calcext:value-type="float">
            <text:p>0.0018286705017089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" calcext:value-type="float">
            <text:p>0</text:p>
          </table:table-cell>
          <table:table-cell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13</text:p>
          </table:table-cell>
          <table:table-cell table:number-columns-repeated="3" office:value-type="float" office:value="0.354659678575899" calcext:value-type="float">
            <text:p>0.354659678575899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162935256958008" calcext:value-type="float">
            <text:p>0.0016293525695800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4</text:p>
          </table:table-cell>
          <table:table-cell table:number-columns-repeated="3" office:value-type="float" office:value="0.350175676082625" calcext:value-type="float">
            <text:p>0.350175676082625</text:p>
          </table:table-cell>
          <table:table-cell office:value-type="float" office:value="0.0000894069671630859" calcext:value-type="float">
            <text:p>8.94069671630859E-05</text:p>
          </table:table-cell>
          <table:table-cell office:value-type="float" office:value="0.000127553939819336" calcext:value-type="float">
            <text:p>0.000127553939819336</text:p>
          </table:table-cell>
          <table:table-cell office:value-type="float" office:value="0.00156688690185547" calcext:value-type="float">
            <text:p>0.00156688690185547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4</text:p>
          </table:table-cell>
          <table:table-cell table:number-columns-repeated="3" office:value-type="float" office:value="0.0144235199388577" calcext:value-type="float">
            <text:p>0.0144235199388577</text:p>
          </table:table-cell>
          <table:table-cell office:value-type="float" office:value="0.0000438690185546875" calcext:value-type="float">
            <text:p>4.38690185546875E-0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520467758178711" calcext:value-type="float">
            <text:p>0.00052046775817871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" calcext:value-type="float">
            <text:p>0</text:p>
          </table:table-cell>
          <table:table-cell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3" office:value-type="float" office:value="0.310999389741809" calcext:value-type="float">
            <text:p>0.310999389741809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148153305053711" calcext:value-type="float">
            <text:p>0.00148153305053711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3" office:value-type="float" office:value="0.0148444444986486" calcext:value-type="float">
            <text:p>0.0148444444986486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521183013916016" calcext:value-type="float">
            <text:p>0.00052118301391601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table:number-columns-repeated="3" office:value-type="float" office:value="0.476296386133817" calcext:value-type="float">
            <text:p>0.476296386133817</text:p>
          </table:table-cell>
          <table:table-cell office:value-type="float" office:value="0.0000233650207519531" calcext:value-type="float">
            <text:p>2.33650207519531E-05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573873519897461" calcext:value-type="float">
            <text:p>0.00057387351989746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1</text:p>
          </table:table-cell>
          <table:table-cell table:number-columns-repeated="3" office:value-type="float" office:value="0.367620488500496" calcext:value-type="float">
            <text:p>0.367620488500496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102663040161133" calcext:value-type="float">
            <text:p>0.0010266304016113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3</text:p>
          </table:table-cell>
          <table:table-cell table:number-columns-repeated="3" office:value-type="float" office:value="0.365870470540697" calcext:value-type="float">
            <text:p>0.365870470540697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153684616088867" calcext:value-type="float">
            <text:p>0.00153684616088867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5</text:p>
          </table:table-cell>
          <table:table-cell table:number-columns-repeated="3" office:value-type="float" office:value="0.301140421674281" calcext:value-type="float">
            <text:p>0.301140421674281</text:p>
          </table:table-cell>
          <table:table-cell office:value-type="float" office:value="0.0000555515289306641" calcext:value-type="float">
            <text:p>5.55515289306641E-05</text:p>
          </table:table-cell>
          <table:table-cell office:value-type="float" office:value="0.0000262260437011719" calcext:value-type="float">
            <text:p>2.62260437011719E-05</text:p>
          </table:table-cell>
          <table:table-cell office:value-type="float" office:value="0.000977754592895508" calcext:value-type="float">
            <text:p>0.00097775459289550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2</text:p>
          </table:table-cell>
          <table:table-cell table:number-columns-repeated="3" office:value-type="float" office:value="0.251328228209949" calcext:value-type="float">
            <text:p>0.251328228209949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581741333007813" calcext:value-type="float">
            <text:p>0.000581741333007813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3</text:p>
          </table:table-cell>
          <table:table-cell table:number-columns-repeated="3" office:value-type="float" office:value="0.606542962846474" calcext:value-type="float">
            <text:p>0.606542962846474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512361526489258" calcext:value-type="float">
            <text:p>0.00051236152648925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16</text:p>
          </table:table-cell>
          <table:table-cell table:number-columns-repeated="3" office:value-type="float" office:value="0.566469035292463" calcext:value-type="float">
            <text:p>0.566469035292463</text:p>
          </table:table-cell>
          <table:table-cell office:value-type="float" office:value="0.0000438690185546875" calcext:value-type="float">
            <text:p>4.38690185546875E-05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195097923278809" calcext:value-type="float">
            <text:p>0.00195097923278809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286194735004258" calcext:value-type="float">
            <text:p>0.286194735004258</text:p>
          </table:table-cell>
          <table:table-cell office:value-type="float" office:value="0.0000436305999755859" calcext:value-type="float">
            <text:p>4.36305999755859E-05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145530700683594" calcext:value-type="float">
            <text:p>0.0014553070068359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table:number-columns-repeated="3" office:value-type="float" office:value="0.232592317605135" calcext:value-type="float">
            <text:p>0.232592317605135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115227699279785" calcext:value-type="float">
            <text:p>0.00115227699279785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</text:p>
          </table:table-cell>
          <table:table-cell table:number-columns-repeated="3" office:value-type="float" office:value="0.306434339883127" calcext:value-type="float">
            <text:p>0.306434339883127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535488128662109" calcext:value-type="float">
            <text:p>0.00053548812866210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6</text:p>
          </table:table-cell>
          <table:table-cell table:number-columns-repeated="2" office:value-type="float" office:value="0.197573390791089" calcext:value-type="float">
            <text:p>0.197573390791089</text:p>
          </table:table-cell>
          <table:table-cell office:value-type="float" office:value="0.58330347129012" calcext:value-type="float">
            <text:p>0.58330347129012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0278949737548828" calcext:value-type="float">
            <text:p>2.78949737548828E-05</text:p>
          </table:table-cell>
          <table:table-cell office:value-type="float" office:value="0.00455856323242188" calcext:value-type="float">
            <text:p>0.0045585632324218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385730080499031" calcext:value-type="float">
            <text:p>0.385730080499031</text:p>
          </table:table-cell>
          <table:table-cell table:style-name="ce2" table:formula="of:=IF([.J42]=&quot;&quot;;&quot;&quot;;[.J42]/[.B42])" office:value-type="float" office:value="1.95233821191486" calcext:value-type="float">
            <text:p>1.95233821191486</text:p>
          </table:table-cell>
        </table:table-row>
        <table:table-row table:style-name="ro1">
          <table:table-cell office:value-type="string" calcext:value-type="string">
            <text:p>2-8</text:p>
          </table:table-cell>
          <table:table-cell table:number-columns-repeated="3" office:value-type="float" office:value="0.357115402972313" calcext:value-type="float">
            <text:p>0.357115402972313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202178955078125" calcext:value-type="float">
            <text:p>0.0020217895507812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" calcext:value-type="float">
            <text:p>0</text:p>
          </table:table-cell>
          <table:table-cell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6</text:p>
          </table:table-cell>
          <table:table-cell table:number-columns-repeated="3" office:value-type="float" office:value="0.630190558063006" calcext:value-type="float">
            <text:p>0.630190558063006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309181213378906" calcext:value-type="float">
            <text:p>0.00309181213378906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14</text:p>
          </table:table-cell>
          <table:table-cell table:number-columns-repeated="3" office:value-type="float" office:value="0.114297677044421" calcext:value-type="float">
            <text:p>0.114297677044421</text:p>
          </table:table-cell>
          <table:table-cell office:value-type="float" office:value="0.0000181198120117188" calcext:value-type="float">
            <text:p>1.81198120117188E-05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820159912109375" calcext:value-type="float">
            <text:p>0.00082015991210937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10</text:p>
          </table:table-cell>
          <table:table-cell table:number-columns-repeated="2" office:value-type="float" office:value="0.243830828054729" calcext:value-type="float">
            <text:p>0.243830828054729</text:p>
          </table:table-cell>
          <table:table-cell office:value-type="float" office:value="0.555340873716371" calcext:value-type="float">
            <text:p>0.555340873716371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336170196533203" calcext:value-type="float">
            <text:p>3.36170196533203E-05</text:p>
          </table:table-cell>
          <table:table-cell office:value-type="float" office:value="0.00340390205383301" calcext:value-type="float">
            <text:p>0.0034039020538330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311510045661642" calcext:value-type="float">
            <text:p>0.311510045661642</text:p>
          </table:table-cell>
          <table:table-cell table:formula="of:=IF([.J46]=&quot;&quot;;&quot;&quot;;[.J46]/[.B46])" office:value-type="float" office:value="1.27756628703128" calcext:value-type="float">
            <text:p>1.27756628703128</text:p>
          </table:table-cell>
        </table:table-row>
        <table:table-row table:style-name="ro1">
          <table:table-cell office:value-type="string" calcext:value-type="string">
            <text:p>15-7</text:p>
          </table:table-cell>
          <table:table-cell table:number-columns-repeated="3" office:value-type="float" office:value="0.0378757293786761" calcext:value-type="float">
            <text:p>0.0378757293786761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851154327392578" calcext:value-type="float">
            <text:p>0.00085115432739257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table:number-columns-repeated="3" office:value-type="float" office:value="0.30665636257001" calcext:value-type="float">
            <text:p>0.30665636257001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176167488098145" calcext:value-type="float">
            <text:p>0.0017616748809814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1</text:p>
          </table:table-cell>
          <table:table-cell table:number-columns-repeated="3" office:value-type="float" office:value="0.0316788804963056" calcext:value-type="float">
            <text:p>0.0316788804963056</text:p>
          </table:table-cell>
          <table:table-cell office:value-type="float" office:value="0.0000281333923339844" calcext:value-type="float">
            <text:p>2.81333923339844E-0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174379348754883" calcext:value-type="float">
            <text:p>0.0017437934875488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11</text:p>
          </table:table-cell>
          <table:table-cell table:number-columns-repeated="2" office:value-type="float" office:value="0.259014998730394" calcext:value-type="float">
            <text:p>0.259014998730394</text:p>
          </table:table-cell>
          <table:table-cell office:value-type="float" office:value="0.379448997975723" calcext:value-type="float">
            <text:p>0.379448997975723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247359275817871" calcext:value-type="float">
            <text:p>0.00247359275817871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120433999245329" calcext:value-type="float">
            <text:p>0.120433999245329</text:p>
          </table:table-cell>
          <table:table-cell table:formula="of:=IF([.J50]=&quot;&quot;;&quot;&quot;;[.J50]/[.B50])" office:value-type="float" office:value="0.464969209642905" calcext:value-type="float">
            <text:p>0.464969209642905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table:number-columns-repeated="2" office:value-type="float" office:value="0.319827847907544" calcext:value-type="float">
            <text:p>0.319827847907544</text:p>
          </table:table-cell>
          <table:table-cell office:value-type="float" office:value="0.332443423314929" calcext:value-type="float">
            <text:p>0.332443423314929</text:p>
          </table:table-cell>
          <table:table-cell office:value-type="float" office:value="0.0000402927398681641" calcext:value-type="float">
            <text:p>4.02927398681641E-05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193667411804199" calcext:value-type="float">
            <text:p>0.0019366741180419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126155754073854" calcext:value-type="float">
            <text:p>0.0126155754073854</text:p>
          </table:table-cell>
          <table:table-cell table:formula="of:=IF([.J51]=&quot;&quot;;&quot;&quot;;[.J51]/[.B51])" office:value-type="float" office:value="0.0394448935260709" calcext:value-type="float">
            <text:p>0.0394448935260709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table:number-columns-repeated="3" office:value-type="float" office:value="0.21133454141279" calcext:value-type="float">
            <text:p>0.21133454141279</text:p>
          </table:table-cell>
          <table:table-cell office:value-type="float" office:value="0.0000576972961425781" calcext:value-type="float">
            <text:p>5.76972961425781E-05</text:p>
          </table:table-cell>
          <table:table-cell office:value-type="float" office:value="0.0000336170196533203" calcext:value-type="float">
            <text:p>3.36170196533203E-05</text:p>
          </table:table-cell>
          <table:table-cell office:value-type="float" office:value="0.0015568733215332" calcext:value-type="float">
            <text:p>0.001556873321533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10</text:p>
          </table:table-cell>
          <table:table-cell table:number-columns-repeated="3" office:value-type="float" office:value="0.248953904119659" calcext:value-type="float">
            <text:p>0.248953904119659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10216236114502" calcext:value-type="float">
            <text:p>0.0010216236114502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5</text:p>
          </table:table-cell>
          <table:table-cell table:number-columns-repeated="2" office:value-type="float" office:value="0.56901671198473" calcext:value-type="float">
            <text:p>0.56901671198473</text:p>
          </table:table-cell>
          <table:table-cell office:value-type="float" office:value="0.626569208068248" calcext:value-type="float">
            <text:p>0.626569208068248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19843578338623" calcext:value-type="float">
            <text:p>0.001984357833862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575524960835176" calcext:value-type="float">
            <text:p>0.0575524960835176</text:p>
          </table:table-cell>
          <table:table-cell table:formula="of:=IF([.J54]=&quot;&quot;;&quot;&quot;;[.J54]/[.B54])" office:value-type="float" office:value="0.101143771125411" calcext:value-type="float">
            <text:p>0.101143771125411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table:number-columns-repeated="2" office:value-type="float" office:value="0.133837600691954" calcext:value-type="float">
            <text:p>0.133837600691954</text:p>
          </table:table-cell>
          <table:table-cell office:value-type="float" office:value="0.197883405738961" calcext:value-type="float">
            <text:p>0.197883405738961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19218921661377" calcext:value-type="float">
            <text:p>0.001921892166137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640458050470077" calcext:value-type="float">
            <text:p>0.0640458050470077</text:p>
          </table:table-cell>
          <table:table-cell table:formula="of:=IF([.J55]=&quot;&quot;;&quot;&quot;;[.J55]/[.B55])" office:value-type="float" office:value="0.47853372083693" calcext:value-type="float">
            <text:p>0.47853372083693</text:p>
          </table:table-cell>
        </table:table-row>
        <table:table-row table:style-name="ro1">
          <table:table-cell office:value-type="string" calcext:value-type="string">
            <text:p>14-9</text:p>
          </table:table-cell>
          <table:table-cell table:number-columns-repeated="3" office:value-type="float" office:value="0.476966693358356" calcext:value-type="float">
            <text:p>0.476966693358356</text:p>
          </table:table-cell>
          <table:table-cell office:value-type="float" office:value="0.000184297561645508" calcext:value-type="float">
            <text:p>0.000184297561645508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213313102722168" calcext:value-type="float">
            <text:p>0.00213313102722168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6</text:p>
          </table:table-cell>
          <table:table-cell table:number-columns-repeated="3" office:value-type="float" office:value="0.459647927580943" calcext:value-type="float">
            <text:p>0.459647927580943</text:p>
          </table:table-cell>
          <table:table-cell office:value-type="float" office:value="0.0000472068786621094" calcext:value-type="float">
            <text:p>4.72068786621094E-05</text:p>
          </table:table-cell>
          <table:table-cell office:value-type="float" office:value="0.0000391006469726563" calcext:value-type="float">
            <text:p>3.91006469726563E-05</text:p>
          </table:table-cell>
          <table:table-cell office:value-type="float" office:value="0.00177669525146484" calcext:value-type="float">
            <text:p>0.00177669525146484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</text:p>
          </table:table-cell>
          <table:table-cell table:number-columns-repeated="3" office:value-type="float" office:value="0.19826733697504" calcext:value-type="float">
            <text:p>0.19826733697504</text:p>
          </table:table-cell>
          <table:table-cell office:value-type="float" office:value="0.0000205039978027344" calcext:value-type="float">
            <text:p>2.05039978027344E-05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577926635742188" calcext:value-type="float">
            <text:p>0.000577926635742188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</text:p>
          </table:table-cell>
          <table:table-cell table:number-columns-repeated="3" office:value-type="float" office:value="0.633209142688939" calcext:value-type="float">
            <text:p>0.633209142688939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108003616333008" calcext:value-type="float">
            <text:p>0.00108003616333008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</text:p>
          </table:table-cell>
          <table:table-cell table:number-columns-repeated="3" office:value-type="float" office:value="0.0292679644375063" calcext:value-type="float">
            <text:p>0.0292679644375063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967502593994141" calcext:value-type="float">
            <text:p>0.00096750259399414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9</text:p>
          </table:table-cell>
          <table:table-cell table:number-columns-repeated="3" office:value-type="float" office:value="0.133487287553987" calcext:value-type="float">
            <text:p>0.133487287553987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181198120117188" calcext:value-type="float">
            <text:p>1.81198120117188E-05</text:p>
          </table:table-cell>
          <table:table-cell office:value-type="float" office:value="0.00103306770324707" calcext:value-type="float">
            <text:p>0.0010330677032470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8</text:p>
          </table:table-cell>
          <table:table-cell table:number-columns-repeated="3" office:value-type="float" office:value="0.0394137886264393" calcext:value-type="float">
            <text:p>0.0394137886264393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522375106811523" calcext:value-type="float">
            <text:p>0.000522375106811523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1</text:p>
          </table:table-cell>
          <table:table-cell table:number-columns-repeated="2" office:value-type="float" office:value="0.407102256533136" calcext:value-type="float">
            <text:p>0.407102256533136</text:p>
          </table:table-cell>
          <table:table-cell office:value-type="float" office:value="0.412896260464603" calcext:value-type="float">
            <text:p>0.412896260464603</text:p>
          </table:table-cell>
          <table:table-cell office:value-type="float" office:value="0.00003814697265625" calcext:value-type="float">
            <text:p>3.814697265625E-05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945329666137695" calcext:value-type="float">
            <text:p>0.00094532966613769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79400393146745" calcext:value-type="float">
            <text:p>0.00579400393146745</text:p>
          </table:table-cell>
          <table:table-cell table:formula="of:=IF([.J63]=&quot;&quot;;&quot;&quot;;[.J63]/[.B63])" office:value-type="float" office:value="0.0142323061061094" calcext:value-type="float">
            <text:p>0.0142323061061094</text:p>
          </table:table-cell>
        </table:table-row>
        <table:table-row table:style-name="ro1">
          <table:table-cell office:value-type="string" calcext:value-type="string">
            <text:p>11-3</text:p>
          </table:table-cell>
          <table:table-cell table:number-columns-repeated="2" office:value-type="float" office:value="1.0616647477408" calcext:value-type="float">
            <text:p>1.0616647477408</text:p>
          </table:table-cell>
          <table:table-cell office:value-type="float" office:value="1.0616647477408" calcext:value-type="float">
            <text:p>1.0616647477408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196576118469238" calcext:value-type="float">
            <text:p>0.0019657611846923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2</text:p>
          </table:table-cell>
          <table:table-cell table:number-columns-repeated="3" office:value-type="float" office:value="0.459924430798715" calcext:value-type="float">
            <text:p>0.459924430798715</text:p>
          </table:table-cell>
          <table:table-cell office:value-type="float" office:value="0.0000746250152587891" calcext:value-type="float">
            <text:p>7.46250152587891E-05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217771530151367" calcext:value-type="float">
            <text:p>0.0021777153015136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4</text:p>
          </table:table-cell>
          <table:table-cell table:number-columns-repeated="3" office:value-type="float" office:value="0.37775848904679" calcext:value-type="float">
            <text:p>0.37775848904679</text:p>
          </table:table-cell>
          <table:table-cell office:value-type="float" office:value="0.0000402927398681641" calcext:value-type="float">
            <text:p>4.02927398681641E-05</text:p>
          </table:table-cell>
          <table:table-cell office:value-type="float" office:value="0.0000467300415039063" calcext:value-type="float">
            <text:p>4.67300415039063E-05</text:p>
          </table:table-cell>
          <table:table-cell office:value-type="float" office:value="0.00257229804992676" calcext:value-type="float">
            <text:p>0.00257229804992676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table:number-columns-repeated="3" office:value-type="float" office:value="0.63625486181864" calcext:value-type="float">
            <text:p>0.63625486181864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319790840148926" calcext:value-type="float">
            <text:p>0.00319790840148926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0</text:p>
          </table:table-cell>
          <table:table-cell table:number-columns-repeated="3" office:value-type="float" office:value="0.387101024631942" calcext:value-type="float">
            <text:p>0.387101024631942</text:p>
          </table:table-cell>
          <table:table-cell office:value-type="float" office:value="0.0000286102294921875" calcext:value-type="float">
            <text:p>2.86102294921875E-05</text:p>
          </table:table-cell>
          <table:table-cell office:value-type="float" office:value="0.0000162124633789063" calcext:value-type="float">
            <text:p>1.62124633789063E-05</text:p>
          </table:table-cell>
          <table:table-cell office:value-type="float" office:value="0.00124597549438477" calcext:value-type="float">
            <text:p>0.0012459754943847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0</text:p>
          </table:table-cell>
          <table:table-cell table:number-columns-repeated="3" office:value-type="float" office:value="0.18328704855029" calcext:value-type="float">
            <text:p>0.18328704855029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137615203857422" calcext:value-type="float">
            <text:p>0.0013761520385742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6</text:p>
          </table:table-cell>
          <table:table-cell table:number-columns-repeated="2" office:value-type="float" office:value="0.325236310009279" calcext:value-type="float">
            <text:p>0.325236310009279</text:p>
          </table:table-cell>
          <table:table-cell office:value-type="float" office:value="0.573444503222593" calcext:value-type="float">
            <text:p>0.573444503222593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328946113586426" calcext:value-type="float">
            <text:p>0.00328946113586426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248208193213314" calcext:value-type="float">
            <text:p>0.248208193213314</text:p>
          </table:table-cell>
          <table:table-cell table:formula="of:=IF([.J70]=&quot;&quot;;&quot;&quot;;[.J70]/[.B70])" office:value-type="float" office:value="0.763162616148954" calcext:value-type="float">
            <text:p>0.763162616148954</text:p>
          </table:table-cell>
        </table:table-row>
        <table:table-row table:style-name="ro1">
          <table:table-cell office:value-type="string" calcext:value-type="string">
            <text:p>2-11</text:p>
          </table:table-cell>
          <table:table-cell table:number-columns-repeated="2" office:value-type="float" office:value="0.382791504811612" calcext:value-type="float">
            <text:p>0.382791504811612</text:p>
          </table:table-cell>
          <table:table-cell office:value-type="float" office:value="0.507975266630123" calcext:value-type="float">
            <text:p>0.507975266630123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0.0027768611907959" calcext:value-type="float">
            <text:p>0.002776861190795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25183761818511" calcext:value-type="float">
            <text:p>0.125183761818511</text:p>
          </table:table-cell>
          <table:table-cell table:formula="of:=IF([.J71]=&quot;&quot;;&quot;&quot;;[.J71]/[.B71])" office:value-type="float" office:value="0.327028578860753" calcext:value-type="float">
            <text:p>0.327028578860753</text:p>
          </table:table-cell>
        </table:table-row>
        <table:table-row table:style-name="ro1">
          <table:table-cell office:value-type="string" calcext:value-type="string">
            <text:p>16-2</text:p>
          </table:table-cell>
          <table:table-cell table:number-columns-repeated="2" office:value-type="float" office:value="0.38155438552533" calcext:value-type="float">
            <text:p>0.38155438552533</text:p>
          </table:table-cell>
          <table:table-cell office:value-type="float" office:value="0.471079132836816" calcext:value-type="float">
            <text:p>0.471079132836816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0455379486083984" calcext:value-type="float">
            <text:p>4.55379486083984E-05</text:p>
          </table:table-cell>
          <table:table-cell office:value-type="float" office:value="0.00279355049133301" calcext:value-type="float">
            <text:p>0.0027935504913330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895247473114861" calcext:value-type="float">
            <text:p>0.0895247473114861</text:p>
          </table:table-cell>
          <table:table-cell table:formula="of:=IF([.J72]=&quot;&quot;;&quot;&quot;;[.J72]/[.B72])" office:value-type="float" office:value="0.234631682160401" calcext:value-type="float">
            <text:p>0.234631682160401</text:p>
          </table:table-cell>
        </table:table-row>
        <table:table-row table:style-name="ro1">
          <table:table-cell office:value-type="string" calcext:value-type="string">
            <text:p>15-1</text:p>
          </table:table-cell>
          <table:table-cell table:number-columns-repeated="2" office:value-type="float" office:value="0.469217740649714" calcext:value-type="float">
            <text:p>0.469217740649714</text:p>
          </table:table-cell>
          <table:table-cell office:value-type="float" office:value="0.543214896892478" calcext:value-type="float">
            <text:p>0.543214896892478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0.00168323516845703" calcext:value-type="float">
            <text:p>0.0016832351684570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739971562427642" calcext:value-type="float">
            <text:p>0.0739971562427642</text:p>
          </table:table-cell>
          <table:table-cell table:formula="of:=IF([.J73]=&quot;&quot;;&quot;&quot;;[.J73]/[.B73])" office:value-type="float" office:value="0.157703236327557" calcext:value-type="float">
            <text:p>0.157703236327557</text:p>
          </table:table-cell>
        </table:table-row>
        <table:table-row table:style-name="ro1">
          <table:table-cell office:value-type="string" calcext:value-type="string">
            <text:p>9-11</text:p>
          </table:table-cell>
          <table:table-cell table:number-columns-repeated="3" office:value-type="float" office:value="0.0218199124287779" calcext:value-type="float">
            <text:p>0.0218199124287779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20759105682373" calcext:value-type="float">
            <text:p>0.002075910568237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" calcext:value-type="float">
            <text:p>0</text:p>
          </table:table-cell>
          <table:table-cell table:style-name="ce2"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3</text:p>
          </table:table-cell>
          <table:table-cell table:number-columns-repeated="3" office:value-type="float" office:value="0.776570192210398" calcext:value-type="float">
            <text:p>0.776570192210398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57220458984375" calcext:value-type="float">
            <text:p>5.7220458984375E-05</text:p>
          </table:table-cell>
          <table:table-cell office:value-type="float" office:value="0.00234675407409668" calcext:value-type="float">
            <text:p>0.0023467540740966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</text:p>
          </table:table-cell>
          <table:table-cell table:number-columns-repeated="3" office:value-type="float" office:value="0.637809431832154" calcext:value-type="float">
            <text:p>0.637809431832154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467300415039063" calcext:value-type="float">
            <text:p>4.67300415039063E-05</text:p>
          </table:table-cell>
          <table:table-cell office:value-type="float" office:value="0.00198984146118164" calcext:value-type="float">
            <text:p>0.0019898414611816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2</text:p>
          </table:table-cell>
          <table:table-cell table:number-columns-repeated="3" office:value-type="float" office:value="0.105748318040529" calcext:value-type="float">
            <text:p>0.105748318040529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10838508605957" calcext:value-type="float">
            <text:p>0.001083850860595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2</text:p>
          </table:table-cell>
          <table:table-cell table:number-columns-repeated="3" office:value-type="float" office:value="0.10307269085631" calcext:value-type="float">
            <text:p>0.10307269085631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162124633789063" calcext:value-type="float">
            <text:p>1.62124633789063E-05</text:p>
          </table:table-cell>
          <table:table-cell office:value-type="float" office:value="0.000524044036865234" calcext:value-type="float">
            <text:p>0.000524044036865234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table:number-columns-repeated="3" office:value-type="float" office:value="0.457082477516736" calcext:value-type="float">
            <text:p>0.457082477516736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0386238098144531" calcext:value-type="float">
            <text:p>3.86238098144531E-05</text:p>
          </table:table-cell>
          <table:table-cell office:value-type="float" office:value="0.00198817253112793" calcext:value-type="float">
            <text:p>0.0019881725311279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9</text:p>
          </table:table-cell>
          <table:table-cell table:number-columns-repeated="3" office:value-type="float" office:value="0.57829077063628" calcext:value-type="float">
            <text:p>0.57829077063628</text:p>
          </table:table-cell>
          <table:table-cell office:value-type="float" office:value="0.0000467300415039063" calcext:value-type="float">
            <text:p>4.67300415039063E-05</text:p>
          </table:table-cell>
          <table:table-cell office:value-type="float" office:value="0.0000371932983398438" calcext:value-type="float">
            <text:p>3.71932983398438E-05</text:p>
          </table:table-cell>
          <table:table-cell office:value-type="float" office:value="0.00221633911132813" calcext:value-type="float">
            <text:p>0.0022163391113281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2" office:value-type="float" office:value="0.719171436443455" calcext:value-type="float">
            <text:p>0.719171436443455</text:p>
          </table:table-cell>
          <table:table-cell office:value-type="float" office:value="0.85259695926046" calcext:value-type="float">
            <text:p>0.85259695926046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562667846679688" calcext:value-type="float">
            <text:p>5.62667846679688E-05</text:p>
          </table:table-cell>
          <table:table-cell office:value-type="float" office:value="0.00198554992675781" calcext:value-type="float">
            <text:p>0.0019855499267578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133425522817006" calcext:value-type="float">
            <text:p>0.133425522817006</text:p>
          </table:table-cell>
          <table:table-cell table:formula="of:=IF([.J81]=&quot;&quot;;&quot;&quot;;[.J81]/[.B81])" office:value-type="float" office:value="0.185526727085881" calcext:value-type="float">
            <text:p>0.185526727085881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table:number-columns-repeated="3" office:value-type="float" office:value="0.282466587943223" calcext:value-type="float">
            <text:p>0.282466587943223</text:p>
          </table:table-cell>
          <table:table-cell office:value-type="float" office:value="0.0000391006469726563" calcext:value-type="float">
            <text:p>3.91006469726563E-05</text:p>
          </table:table-cell>
          <table:table-cell office:value-type="float" office:value="0.0000333786010742188" calcext:value-type="float">
            <text:p>3.33786010742188E-05</text:p>
          </table:table-cell>
          <table:table-cell office:value-type="float" office:value="0.00191497802734375" calcext:value-type="float">
            <text:p>0.0019149780273437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2</text:p>
          </table:table-cell>
          <table:table-cell table:number-columns-repeated="3" office:value-type="float" office:value="0.289203957588625" calcext:value-type="float">
            <text:p>0.289203957588625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162577629089355" calcext:value-type="float">
            <text:p>0.00162577629089355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4</text:p>
          </table:table-cell>
          <table:table-cell table:number-columns-repeated="3" office:value-type="float" office:value="0.00697546793012926" calcext:value-type="float">
            <text:p>0.00697546793012926</text:p>
          </table:table-cell>
          <table:table-cell office:value-type="float" office:value="0.0000181198120117188" calcext:value-type="float">
            <text:p>1.81198120117188E-0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930547714233398" calcext:value-type="float">
            <text:p>0.000930547714233398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</text:p>
          </table:table-cell>
          <table:table-cell table:number-columns-repeated="3" office:value-type="float" office:value="0.374595956430625" calcext:value-type="float">
            <text:p>0.374595956430625</text:p>
          </table:table-cell>
          <table:table-cell office:value-type="float" office:value="0.00003814697265625" calcext:value-type="float">
            <text:p>3.814697265625E-05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24564266204834" calcext:value-type="float">
            <text:p>0.002456426620483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" calcext:value-type="float">
            <text:p>0</text:p>
          </table:table-cell>
          <table:table-cell table:style-name="ce2"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6</text:p>
          </table:table-cell>
          <table:table-cell table:number-columns-repeated="3" office:value-type="float" office:value="0.235735694601955" calcext:value-type="float">
            <text:p>0.235735694601955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0233650207519531" calcext:value-type="float">
            <text:p>2.33650207519531E-05</text:p>
          </table:table-cell>
          <table:table-cell office:value-type="float" office:value="0.00165057182312012" calcext:value-type="float">
            <text:p>0.00165057182312012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5</text:p>
          </table:table-cell>
          <table:table-cell table:number-columns-repeated="3" office:value-type="float" office:value="0.415409581394531" calcext:value-type="float">
            <text:p>0.415409581394531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467300415039063" calcext:value-type="float">
            <text:p>4.67300415039063E-05</text:p>
          </table:table-cell>
          <table:table-cell office:value-type="float" office:value="0.00253605842590332" calcext:value-type="float">
            <text:p>0.00253605842590332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3</text:p>
          </table:table-cell>
          <table:table-cell table:number-columns-repeated="2" office:value-type="float" office:value="0.661094018459026" calcext:value-type="float">
            <text:p>0.661094018459026</text:p>
          </table:table-cell>
          <table:table-cell office:value-type="float" office:value="0.718646514542544" calcext:value-type="float">
            <text:p>0.718646514542544</text:p>
          </table:table-cell>
          <table:table-cell office:value-type="float" office:value="0.0000412464141845703" calcext:value-type="float">
            <text:p>4.12464141845703E-05</text:p>
          </table:table-cell>
          <table:table-cell office:value-type="float" office:value="0.000057220458984375" calcext:value-type="float">
            <text:p>5.7220458984375E-05</text:p>
          </table:table-cell>
          <table:table-cell office:value-type="float" office:value="0.00319480895996094" calcext:value-type="float">
            <text:p>0.0031948089599609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75524960835178" calcext:value-type="float">
            <text:p>0.0575524960835178</text:p>
          </table:table-cell>
          <table:table-cell table:formula="of:=IF([.J88]=&quot;&quot;;&quot;&quot;;[.J88]/[.B88])" office:value-type="float" office:value="0.0870564465515351" calcext:value-type="float">
            <text:p>0.0870564465515351</text:p>
          </table:table-cell>
        </table:table-row>
        <table:table-row table:style-name="ro1">
          <table:table-cell office:value-type="string" calcext:value-type="string">
            <text:p>13-7</text:p>
          </table:table-cell>
          <table:table-cell table:number-columns-repeated="3" office:value-type="float" office:value="0.439074873538962" calcext:value-type="float">
            <text:p>0.439074873538962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319886207580566" calcext:value-type="float">
            <text:p>0.0031988620758056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1</text:p>
          </table:table-cell>
          <table:table-cell table:number-columns-repeated="2" office:value-type="float" office:value="0.168162581322049" calcext:value-type="float">
            <text:p>0.168162581322049</text:p>
          </table:table-cell>
          <table:table-cell office:value-type="float" office:value="0.390659789940521" calcext:value-type="float">
            <text:p>0.390659789940521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406074523925781" calcext:value-type="float">
            <text:p>0.00406074523925781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222497208618472" calcext:value-type="float">
            <text:p>0.222497208618472</text:p>
          </table:table-cell>
          <table:table-cell table:formula="of:=IF([.J90]=&quot;&quot;;&quot;&quot;;[.J90]/[.B90])" office:value-type="float" office:value="1.32310771438723" calcext:value-type="float">
            <text:p>1.32310771438723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table:number-columns-repeated="2" office:value-type="float" office:value="0.303111305501089" calcext:value-type="float">
            <text:p>0.303111305501089</text:p>
          </table:table-cell>
          <table:table-cell office:value-type="float" office:value="0.610540640397762" calcext:value-type="float">
            <text:p>0.610540640397762</text:p>
          </table:table-cell>
          <table:table-cell office:value-type="float" office:value="0.0000524520874023438" calcext:value-type="float">
            <text:p>5.24520874023438E-05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299549102783203" calcext:value-type="float">
            <text:p>0.0029954910278320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307429334896674" calcext:value-type="float">
            <text:p>0.307429334896674</text:p>
          </table:table-cell>
          <table:table-cell table:formula="of:=IF([.J91]=&quot;&quot;;&quot;&quot;;[.J91]/[.B91])" office:value-type="float" office:value="1.0142456890166" calcext:value-type="float">
            <text:p>1.0142456890166</text:p>
          </table:table-cell>
        </table:table-row>
        <table:table-row table:style-name="ro1">
          <table:table-cell office:value-type="string" calcext:value-type="string">
            <text:p>7-9</text:p>
          </table:table-cell>
          <table:table-cell table:number-columns-repeated="2" office:value-type="float" office:value="0.450052484453373" calcext:value-type="float">
            <text:p>0.450052484453373</text:p>
          </table:table-cell>
          <table:table-cell office:value-type="float" office:value="0.656856737905471" calcext:value-type="float">
            <text:p>0.656856737905471</text:p>
          </table:table-cell>
          <table:table-cell office:value-type="float" office:value="0.0000574588775634766" calcext:value-type="float">
            <text:p>5.74588775634766E-05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374603271484375" calcext:value-type="float">
            <text:p>0.00374603271484375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206804253452099" calcext:value-type="float">
            <text:p>0.206804253452099</text:p>
          </table:table-cell>
          <table:table-cell table:formula="of:=IF([.J92]=&quot;&quot;;&quot;&quot;;[.J92]/[.B92])" office:value-type="float" office:value="0.459511413881606" calcext:value-type="float">
            <text:p>0.459511413881606</text:p>
          </table:table-cell>
        </table:table-row>
        <table:table-row table:style-name="ro1">
          <table:table-cell office:value-type="string" calcext:value-type="string">
            <text:p>8-5</text:p>
          </table:table-cell>
          <table:table-cell table:number-columns-repeated="3" office:value-type="float" office:value="0.321232631350131" calcext:value-type="float">
            <text:p>0.321232631350131</text:p>
          </table:table-cell>
          <table:table-cell office:value-type="float" office:value="0.000030517578125" calcext:value-type="float">
            <text:p>0.000030517578125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286221504211426" calcext:value-type="float">
            <text:p>0.0028622150421142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16</text:p>
          </table:table-cell>
          <table:table-cell table:number-columns-repeated="3" office:value-type="float" office:value="0.106821107711521" calcext:value-type="float">
            <text:p>0.106821107711521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658988952636719" calcext:value-type="float">
            <text:p>0.000658988952636719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6</text:p>
          </table:table-cell>
          <table:table-cell table:number-columns-repeated="2" office:value-type="float" office:value="0.642076388836127" calcext:value-type="float">
            <text:p>0.642076388836127</text:p>
          </table:table-cell>
          <table:table-cell office:value-type="float" office:value="0.812967163099652" calcext:value-type="float">
            <text:p>0.812967163099652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263738632202148" calcext:value-type="float">
            <text:p>0.00263738632202148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170890774263525" calcext:value-type="float">
            <text:p>0.170890774263525</text:p>
          </table:table-cell>
          <table:table-cell table:formula="of:=IF([.J95]=&quot;&quot;;&quot;&quot;;[.J95]/[.B95])" office:value-type="float" office:value="0.266153338192818" calcext:value-type="float">
            <text:p>0.266153338192818</text:p>
          </table:table-cell>
        </table:table-row>
        <table:table-row table:style-name="ro1">
          <table:table-cell office:value-type="string" calcext:value-type="string">
            <text:p>14-13</text:p>
          </table:table-cell>
          <table:table-cell table:number-columns-repeated="3" office:value-type="float" office:value="0.549159783991032" calcext:value-type="float">
            <text:p>0.549159783991032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247383117675781" calcext:value-type="float">
            <text:p>0.0024738311767578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4</text:p>
          </table:table-cell>
          <table:table-cell table:number-columns-repeated="3" office:value-type="float" office:value="0.396732201941581" calcext:value-type="float">
            <text:p>0.396732201941581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214767456054688" calcext:value-type="float">
            <text:p>0.0021476745605468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8</text:p>
          </table:table-cell>
          <table:table-cell table:number-columns-repeated="3" office:value-type="float" office:value="0.14248647948275" calcext:value-type="float">
            <text:p>0.14248647948275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107979774475098" calcext:value-type="float">
            <text:p>0.00107979774475098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9</text:p>
          </table:table-cell>
          <table:table-cell table:number-columns-repeated="3" office:value-type="float" office:value="0.0266661798424657" calcext:value-type="float">
            <text:p>0.0266661798424657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0152587890625" calcext:value-type="float">
            <text:p>0.0000152587890625</text:p>
          </table:table-cell>
          <table:table-cell office:value-type="float" office:value="0.00050044059753418" calcext:value-type="float">
            <text:p>0.0005004405975341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1</text:p>
          </table:table-cell>
          <table:table-cell table:number-columns-repeated="3" office:value-type="float" office:value="0.143708255521508" calcext:value-type="float">
            <text:p>0.143708255521508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573396682739258" calcext:value-type="float">
            <text:p>0.000573396682739258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16</text:p>
          </table:table-cell>
          <table:table-cell table:number-columns-repeated="3" office:value-type="float" office:value="0.342556802313476" calcext:value-type="float">
            <text:p>0.342556802313476</text:p>
          </table:table-cell>
          <table:table-cell office:value-type="float" office:value="0.0000364780426025391" calcext:value-type="float">
            <text:p>3.64780426025391E-05</text:p>
          </table:table-cell>
          <table:table-cell office:value-type="float" office:value="0.0000307559967041016" calcext:value-type="float">
            <text:p>3.07559967041016E-05</text:p>
          </table:table-cell>
          <table:table-cell office:value-type="float" office:value="0.00154352188110352" calcext:value-type="float">
            <text:p>0.00154352188110352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3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21</text:p>
          </table:table-cell>
          <table:table-cell table:number-columns-repeated="2" office:value-type="float" office:value="0.211281772314616" calcext:value-type="float">
            <text:p>0.211281772314616</text:p>
          </table:table-cell>
          <table:table-cell office:value-type="float" office:value="0.353905851064582" calcext:value-type="float">
            <text:p>0.353905851064582</text:p>
          </table:table-cell>
          <table:table-cell office:value-type="float" office:value="0.0000941753387451172" calcext:value-type="float">
            <text:p>9.41753387451172E-05</text:p>
          </table:table-cell>
          <table:table-cell office:value-type="float" office:value="0.000106334686279297" calcext:value-type="float">
            <text:p>0.000106334686279297</text:p>
          </table:table-cell>
          <table:table-cell office:value-type="float" office:value="0.00211191177368164" calcext:value-type="float">
            <text:p>0.0021119117736816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142624078749966" calcext:value-type="float">
            <text:p>0.142624078749966</text:p>
          </table:table-cell>
          <table:table-cell table:formula="of:=IF([.J2]=&quot;&quot;;&quot;&quot;;[.J2]/[.B2])" office:value-type="float" office:value="0.67504204071891" calcext:value-type="float">
            <text:p>0.67504204071891</text:p>
          </table:table-cell>
        </table:table-row>
        <table:table-row table:style-name="ro1">
          <table:table-cell office:value-type="string" calcext:value-type="string">
            <text:p>31-23</text:p>
          </table:table-cell>
          <table:table-cell table:number-columns-repeated="3" office:value-type="float" office:value="0.0657157098918643" calcext:value-type="float">
            <text:p>0.0657157098918643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0295639038085938" calcext:value-type="float">
            <text:p>2.95639038085938E-05</text:p>
          </table:table-cell>
          <table:table-cell office:value-type="float" office:value="0.00127220153808594" calcext:value-type="float">
            <text:p>0.00127220153808594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3" office:value-type="float" office:value="0.0729048718136396" calcext:value-type="float">
            <text:p>0.0729048718136396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612020492553711" calcext:value-type="float">
            <text:p>0.000612020492553711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1</text:p>
          </table:table-cell>
          <table:table-cell table:number-columns-repeated="3" office:value-type="float" office:value="0.0875576653615587" calcext:value-type="float">
            <text:p>0.0875576653615587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0410079956054688" calcext:value-type="float">
            <text:p>4.10079956054688E-05</text:p>
          </table:table-cell>
          <table:table-cell office:value-type="float" office:value="0.000663518905639648" calcext:value-type="float">
            <text:p>0.00066351890563964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30</text:p>
          </table:table-cell>
          <table:table-cell table:number-columns-repeated="3" office:value-type="float" office:value="0.0918396511574862" calcext:value-type="float">
            <text:p>0.0918396511574862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874996185302734" calcext:value-type="float">
            <text:p>8.74996185302734E-05</text:p>
          </table:table-cell>
          <table:table-cell office:value-type="float" office:value="0.00174760818481445" calcext:value-type="float">
            <text:p>0.0017476081848144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28</text:p>
          </table:table-cell>
          <table:table-cell table:number-columns-repeated="3" office:value-type="float" office:value="0.17853577541137" calcext:value-type="float">
            <text:p>0.17853577541137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144791603088379" calcext:value-type="float">
            <text:p>0.0014479160308837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" calcext:value-type="float">
            <text:p>0</text:p>
          </table:table-cell>
          <table:table-cell table:style-name="ce2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0</text:p>
          </table:table-cell>
          <table:table-cell table:number-columns-repeated="3" office:value-type="float" office:value="0.406090296659757" calcext:value-type="float">
            <text:p>0.406090296659757</text:p>
          </table:table-cell>
          <table:table-cell office:value-type="float" office:value="0.000147819519042969" calcext:value-type="float">
            <text:p>0.000147819519042969</text:p>
          </table:table-cell>
          <table:table-cell office:value-type="float" office:value="0.000160932540893555" calcext:value-type="float">
            <text:p>0.000160932540893555</text:p>
          </table:table-cell>
          <table:table-cell office:value-type="float" office:value="0.00168800354003906" calcext:value-type="float">
            <text:p>0.0016880035400390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16</text:p>
          </table:table-cell>
          <table:table-cell table:number-columns-repeated="3" office:value-type="float" office:value="0.224809489020881" calcext:value-type="float">
            <text:p>0.224809489020881</text:p>
          </table:table-cell>
          <table:table-cell office:value-type="float" office:value="0.0000970363616943359" calcext:value-type="float">
            <text:p>9.70363616943359E-05</text:p>
          </table:table-cell>
          <table:table-cell office:value-type="float" office:value="0.000114679336547852" calcext:value-type="float">
            <text:p>0.000114679336547852</text:p>
          </table:table-cell>
          <table:table-cell office:value-type="float" office:value="0.00356292724609375" calcext:value-type="float">
            <text:p>0.0035629272460937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26</text:p>
          </table:table-cell>
          <table:table-cell table:number-columns-repeated="3" office:value-type="float" office:value="0.360235154001376" calcext:value-type="float">
            <text:p>0.360235154001376</text:p>
          </table:table-cell>
          <table:table-cell office:value-type="float" office:value="0.000214099884033203" calcext:value-type="float">
            <text:p>0.000214099884033203</text:p>
          </table:table-cell>
          <table:table-cell office:value-type="float" office:value="0.000178098678588867" calcext:value-type="float">
            <text:p>0.000178098678588867</text:p>
          </table:table-cell>
          <table:table-cell office:value-type="float" office:value="0.00408315658569336" calcext:value-type="float">
            <text:p>0.00408315658569336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2</text:p>
          </table:table-cell>
          <table:table-cell table:number-columns-repeated="2" office:value-type="float" office:value="0.163604983116876" calcext:value-type="float">
            <text:p>0.163604983116876</text:p>
          </table:table-cell>
          <table:table-cell office:value-type="float" office:value="0.178332765928428" calcext:value-type="float">
            <text:p>0.178332765928428</text:p>
          </table:table-cell>
          <table:table-cell office:value-type="float" office:value="0.000122547149658203" calcext:value-type="float">
            <text:p>0.000122547149658203</text:p>
          </table:table-cell>
          <table:table-cell office:value-type="float" office:value="0.000107049942016602" calcext:value-type="float">
            <text:p>0.000107049942016602</text:p>
          </table:table-cell>
          <table:table-cell office:value-type="float" office:value="0.00261497497558594" calcext:value-type="float">
            <text:p>0.00261497497558594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147277828115517" calcext:value-type="float">
            <text:p>0.0147277828115517</text:p>
          </table:table-cell>
          <table:table-cell table:style-name="ce2" table:formula="of:=IF([.J11]=&quot;&quot;;&quot;&quot;;[.J11]/[.B11])" office:value-type="float" office:value="0.0900203803757646" calcext:value-type="float">
            <text:p>0.0900203803757646</text:p>
          </table:table-cell>
        </table:table-row>
        <table:table-row table:style-name="ro1">
          <table:table-cell office:value-type="string" calcext:value-type="string">
            <text:p>22-13</text:p>
          </table:table-cell>
          <table:table-cell table:number-columns-repeated="2" office:value-type="float" office:value="0.289708470837991" calcext:value-type="float">
            <text:p>0.289708470837991</text:p>
          </table:table-cell>
          <table:table-cell office:value-type="float" office:value="0.3039253771397" calcext:value-type="float">
            <text:p>0.3039253771397</text:p>
          </table:table-cell>
          <table:table-cell office:value-type="float" office:value="0.000119924545288086" calcext:value-type="float">
            <text:p>0.000119924545288086</text:p>
          </table:table-cell>
          <table:table-cell office:value-type="float" office:value="0.000149011611938477" calcext:value-type="float">
            <text:p>0.000149011611938477</text:p>
          </table:table-cell>
          <table:table-cell office:value-type="float" office:value="0.00287270545959473" calcext:value-type="float">
            <text:p>0.0028727054595947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142169063017091" calcext:value-type="float">
            <text:p>0.0142169063017091</text:p>
          </table:table-cell>
          <table:table-cell table:formula="of:=IF([.J12]=&quot;&quot;;&quot;&quot;;[.J12]/[.B12])" office:value-type="float" office:value="0.0490731467415719" calcext:value-type="float">
            <text:p>0.0490731467415719</text:p>
          </table:table-cell>
        </table:table-row>
        <table:table-row table:style-name="ro1">
          <table:table-cell office:value-type="string" calcext:value-type="string">
            <text:p>24-8</text:p>
          </table:table-cell>
          <table:table-cell table:number-columns-repeated="2" office:value-type="float" office:value="0.470038742685267" calcext:value-type="float">
            <text:p>0.470038742685267</text:p>
          </table:table-cell>
          <table:table-cell office:value-type="float" office:value="0.491577282997357" calcext:value-type="float">
            <text:p>0.491577282997357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61409378051758" calcext:value-type="float">
            <text:p>0.000161409378051758</text:p>
          </table:table-cell>
          <table:table-cell office:value-type="float" office:value="0.00424528121948242" calcext:value-type="float">
            <text:p>0.0042452812194824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215385403120902" calcext:value-type="float">
            <text:p>0.0215385403120902</text:p>
          </table:table-cell>
          <table:table-cell table:formula="of:=IF([.J13]=&quot;&quot;;&quot;&quot;;[.J13]/[.B13])" office:value-type="float" office:value="0.0458229042760252" calcext:value-type="float">
            <text:p>0.0458229042760252</text:p>
          </table:table-cell>
        </table:table-row>
        <table:table-row table:style-name="ro1">
          <table:table-cell office:value-type="string" calcext:value-type="string">
            <text:p>11-13</text:p>
          </table:table-cell>
          <table:table-cell table:number-columns-repeated="3" office:value-type="float" office:value="0.269987119649886" calcext:value-type="float">
            <text:p>0.269987119649886</text:p>
          </table:table-cell>
          <table:table-cell office:value-type="float" office:value="0.0000896453857421875" calcext:value-type="float">
            <text:p>8.96453857421875E-05</text:p>
          </table:table-cell>
          <table:table-cell office:value-type="float" office:value="0.000120639801025391" calcext:value-type="float">
            <text:p>0.000120639801025391</text:p>
          </table:table-cell>
          <table:table-cell office:value-type="float" office:value="0.00285911560058594" calcext:value-type="float">
            <text:p>0.0028591156005859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13</text:p>
          </table:table-cell>
          <table:table-cell table:number-columns-repeated="3" office:value-type="float" office:value="0.141067399713121" calcext:value-type="float">
            <text:p>0.141067399713121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134944915771484" calcext:value-type="float">
            <text:p>0.000134944915771484</text:p>
          </table:table-cell>
          <table:table-cell office:value-type="float" office:value="0.00147128105163574" calcext:value-type="float">
            <text:p>0.0014712810516357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" calcext:value-type="float">
            <text:p>0</text:p>
          </table:table-cell>
          <table:table-cell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4</text:p>
          </table:table-cell>
          <table:table-cell table:number-columns-repeated="3" office:value-type="float" office:value="0.169758119725689" calcext:value-type="float">
            <text:p>0.169758119725689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00841617584228516" calcext:value-type="float">
            <text:p>8.41617584228516E-05</text:p>
          </table:table-cell>
          <table:table-cell office:value-type="float" office:value="0.00206923484802246" calcext:value-type="float">
            <text:p>0.00206923484802246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3</text:p>
          </table:table-cell>
          <table:table-cell table:number-columns-repeated="3" office:value-type="float" office:value="0.24773716307617" calcext:value-type="float">
            <text:p>0.24773716307617</text:p>
          </table:table-cell>
          <table:table-cell office:value-type="float" office:value="0.0000944137573242188" calcext:value-type="float">
            <text:p>9.44137573242188E-05</text:p>
          </table:table-cell>
          <table:table-cell office:value-type="float" office:value="0.000118494033813477" calcext:value-type="float">
            <text:p>0.000118494033813477</text:p>
          </table:table-cell>
          <table:table-cell office:value-type="float" office:value="0.00268721580505371" calcext:value-type="float">
            <text:p>0.00268721580505371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2</text:p>
          </table:table-cell>
          <table:table-cell table:number-columns-repeated="3" office:value-type="float" office:value="0.388740288366783" calcext:value-type="float">
            <text:p>0.388740288366783</text:p>
          </table:table-cell>
          <table:table-cell office:value-type="float" office:value="0.0000672340393066406" calcext:value-type="float">
            <text:p>6.72340393066406E-05</text:p>
          </table:table-cell>
          <table:table-cell office:value-type="float" office:value="0.000209808349609375" calcext:value-type="float">
            <text:p>0.000209808349609375</text:p>
          </table:table-cell>
          <table:table-cell office:value-type="float" office:value="0.00105428695678711" calcext:value-type="float">
            <text:p>0.00105428695678711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0</text:p>
          </table:table-cell>
          <table:table-cell table:number-columns-repeated="3" office:value-type="float" office:value="0.147124054516773" calcext:value-type="float">
            <text:p>0.147124054516773</text:p>
          </table:table-cell>
          <table:table-cell office:value-type="float" office:value="0.0000743865966796875" calcext:value-type="float">
            <text:p>7.43865966796875E-05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12354850769043" calcext:value-type="float">
            <text:p>0.0012354850769043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" calcext:value-type="float">
            <text:p>0</text:p>
          </table:table-cell>
          <table:table-cell table:style-name="ce2"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9</text:p>
          </table:table-cell>
          <table:table-cell table:number-columns-repeated="2" office:value-type="float" office:value="0.140303736391143" calcext:value-type="float">
            <text:p>0.140303736391143</text:p>
          </table:table-cell>
          <table:table-cell office:value-type="float" office:value="0.179567452443605" calcext:value-type="float">
            <text:p>0.179567452443605</text:p>
          </table:table-cell>
          <table:table-cell office:value-type="float" office:value="0.0000705718994140625" calcext:value-type="float">
            <text:p>7.05718994140625E-05</text:p>
          </table:table-cell>
          <table:table-cell office:value-type="float" office:value="0.000108480453491211" calcext:value-type="float">
            <text:p>0.000108480453491211</text:p>
          </table:table-cell>
          <table:table-cell office:value-type="float" office:value="0.00274062156677246" calcext:value-type="float">
            <text:p>0.0027406215667724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392637160524615" calcext:value-type="float">
            <text:p>0.0392637160524615</text:p>
          </table:table-cell>
          <table:table-cell table:formula="of:=IF([.J20]=&quot;&quot;;&quot;&quot;;[.J20]/[.B20])" office:value-type="float" office:value="0.279847971710467" calcext:value-type="float">
            <text:p>0.279847971710467</text:p>
          </table:table-cell>
        </table:table-row>
        <table:table-row table:style-name="ro1">
          <table:table-cell office:value-type="string" calcext:value-type="string">
            <text:p>4-9</text:p>
          </table:table-cell>
          <table:table-cell table:number-columns-repeated="2" office:value-type="float" office:value="0.11433207898362" calcext:value-type="float">
            <text:p>0.11433207898362</text:p>
          </table:table-cell>
          <table:table-cell office:value-type="float" office:value="0.149430074858487" calcext:value-type="float">
            <text:p>0.149430074858487</text:p>
          </table:table-cell>
          <table:table-cell office:value-type="float" office:value="0.0000584125518798828" calcext:value-type="float">
            <text:p>5.84125518798828E-05</text:p>
          </table:table-cell>
          <table:table-cell office:value-type="float" office:value="0.0000884532928466797" calcext:value-type="float">
            <text:p>8.84532928466797E-05</text:p>
          </table:table-cell>
          <table:table-cell office:value-type="float" office:value="0.00262117385864258" calcext:value-type="float">
            <text:p>0.0026211738586425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350979958748673" calcext:value-type="float">
            <text:p>0.0350979958748673</text:p>
          </table:table-cell>
          <table:table-cell table:formula="of:=IF([.J21]=&quot;&quot;;&quot;&quot;;[.J21]/[.B21])" office:value-type="float" office:value="0.306982923663058" calcext:value-type="float">
            <text:p>0.306982923663058</text:p>
          </table:table-cell>
        </table:table-row>
        <table:table-row table:style-name="ro1">
          <table:table-cell office:value-type="string" calcext:value-type="string">
            <text:p>28-2</text:p>
          </table:table-cell>
          <table:table-cell table:number-columns-repeated="3" office:value-type="float" office:value="0.0979391909729006" calcext:value-type="float">
            <text:p>0.0979391909729006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154638290405273" calcext:value-type="float">
            <text:p>0.0015463829040527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32</text:p>
          </table:table-cell>
          <table:table-cell table:number-columns-repeated="2" office:value-type="float" office:value="0.0883796736462288" calcext:value-type="float">
            <text:p>0.0883796736462288</text:p>
          </table:table-cell>
          <table:table-cell office:value-type="float" office:value="0.161635743145805" calcext:value-type="float">
            <text:p>0.161635743145805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322294235229492" calcext:value-type="float">
            <text:p>0.0032229423522949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732560694995765" calcext:value-type="float">
            <text:p>0.0732560694995765</text:p>
          </table:table-cell>
          <table:table-cell table:style-name="ce2" table:formula="of:=IF([.J23]=&quot;&quot;;&quot;&quot;;[.J23]/[.B23])" office:value-type="float" office:value="0.828879158264491" calcext:value-type="float">
            <text:p>0.828879158264491</text:p>
          </table:table-cell>
        </table:table-row>
        <table:table-row table:style-name="ro1">
          <table:table-cell office:value-type="string" calcext:value-type="string">
            <text:p>4-24</text:p>
          </table:table-cell>
          <table:table-cell table:number-columns-repeated="3" office:value-type="float" office:value="0.159500322559781" calcext:value-type="float">
            <text:p>0.159500322559781</text:p>
          </table:table-cell>
          <table:table-cell office:value-type="float" office:value="0.0000975131988525391" calcext:value-type="float">
            <text:p>9.75131988525391E-05</text:p>
          </table:table-cell>
          <table:table-cell office:value-type="float" office:value="0.000120878219604492" calcext:value-type="float">
            <text:p>0.000120878219604492</text:p>
          </table:table-cell>
          <table:table-cell office:value-type="float" office:value="0.00272011756896973" calcext:value-type="float">
            <text:p>0.0027201175689697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4</text:p>
          </table:table-cell>
          <table:table-cell table:number-columns-repeated="3" office:value-type="float" office:value="0.367947288889893" calcext:value-type="float">
            <text:p>0.367947288889893</text:p>
          </table:table-cell>
          <table:table-cell office:value-type="float" office:value="0.0000977516174316406" calcext:value-type="float">
            <text:p>9.77516174316406E-05</text:p>
          </table:table-cell>
          <table:table-cell office:value-type="float" office:value="0.000102758407592773" calcext:value-type="float">
            <text:p>0.000102758407592773</text:p>
          </table:table-cell>
          <table:table-cell office:value-type="float" office:value="0.00325441360473633" calcext:value-type="float">
            <text:p>0.00325441360473633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25</text:p>
          </table:table-cell>
          <table:table-cell table:number-columns-repeated="3" office:value-type="float" office:value="0.215935447729649" calcext:value-type="float">
            <text:p>0.215935447729649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0884532928466797" calcext:value-type="float">
            <text:p>8.84532928466797E-05</text:p>
          </table:table-cell>
          <table:table-cell office:value-type="float" office:value="0.00222945213317871" calcext:value-type="float">
            <text:p>0.00222945213317871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table:number-columns-repeated="3" office:value-type="float" office:value="0.191817173980441" calcext:value-type="float">
            <text:p>0.191817173980441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672340393066406" calcext:value-type="float">
            <text:p>6.72340393066406E-05</text:p>
          </table:table-cell>
          <table:table-cell office:value-type="float" office:value="0.00183510780334473" calcext:value-type="float">
            <text:p>0.0018351078033447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14</text:p>
          </table:table-cell>
          <table:table-cell table:number-columns-repeated="3" office:value-type="float" office:value="0.159981240333124" calcext:value-type="float">
            <text:p>0.159981240333124</text:p>
          </table:table-cell>
          <table:table-cell office:value-type="float" office:value="0.0000774860382080078" calcext:value-type="float">
            <text:p>7.74860382080078E-05</text:p>
          </table:table-cell>
          <table:table-cell office:value-type="float" office:value="0.000138759613037109" calcext:value-type="float">
            <text:p>0.000138759613037109</text:p>
          </table:table-cell>
          <table:table-cell office:value-type="float" office:value="0.00222897529602051" calcext:value-type="float">
            <text:p>0.00222897529602051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</text:p>
          </table:table-cell>
          <table:table-cell table:number-columns-repeated="3" office:value-type="float" office:value="0.208443405082179" calcext:value-type="float">
            <text:p>0.208443405082179</text:p>
          </table:table-cell>
          <table:table-cell office:value-type="float" office:value="0.000129461288452148" calcext:value-type="float">
            <text:p>0.000129461288452148</text:p>
          </table:table-cell>
          <table:table-cell office:value-type="float" office:value="0.0000967979431152344" calcext:value-type="float">
            <text:p>9.67979431152344E-05</text:p>
          </table:table-cell>
          <table:table-cell office:value-type="float" office:value="0.00201725959777832" calcext:value-type="float">
            <text:p>0.00201725959777832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" calcext:value-type="float">
            <text:p>0</text:p>
          </table:table-cell>
          <table:table-cell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8</text:p>
          </table:table-cell>
          <table:table-cell table:number-columns-repeated="3" office:value-type="float" office:value="0.471356463902409" calcext:value-type="float">
            <text:p>0.471356463902409</text:p>
          </table:table-cell>
          <table:table-cell office:value-type="float" office:value="0.000110149383544922" calcext:value-type="float">
            <text:p>0.000110149383544922</text:p>
          </table:table-cell>
          <table:table-cell office:value-type="float" office:value="0.000162601470947266" calcext:value-type="float">
            <text:p>0.000162601470947266</text:p>
          </table:table-cell>
          <table:table-cell office:value-type="float" office:value="0.00291085243225098" calcext:value-type="float">
            <text:p>0.0029108524322509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" calcext:value-type="float">
            <text:p>0</text:p>
          </table:table-cell>
          <table:table-cell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table:number-columns-repeated="3" office:value-type="float" office:value="0.200318614108201" calcext:value-type="float">
            <text:p>0.200318614108201</text:p>
          </table:table-cell>
          <table:table-cell office:value-type="float" office:value="0.0000891685485839844" calcext:value-type="float">
            <text:p>8.91685485839844E-05</text:p>
          </table:table-cell>
          <table:table-cell office:value-type="float" office:value="0.000100374221801758" calcext:value-type="float">
            <text:p>0.000100374221801758</text:p>
          </table:table-cell>
          <table:table-cell office:value-type="float" office:value="0.00216364860534668" calcext:value-type="float">
            <text:p>0.0021636486053466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14</text:p>
          </table:table-cell>
          <table:table-cell table:number-columns-repeated="2" office:value-type="float" office:value="0.238589866892793" calcext:value-type="float">
            <text:p>0.238589866892793</text:p>
          </table:table-cell>
          <table:table-cell office:value-type="float" office:value="0.38247178323098" calcext:value-type="float">
            <text:p>0.38247178323098</text:p>
          </table:table-cell>
          <table:table-cell office:value-type="float" office:value="0.000124931335449219" calcext:value-type="float">
            <text:p>0.000124931335449219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563764572143555" calcext:value-type="float">
            <text:p>0.00563764572143555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143881916338187" calcext:value-type="float">
            <text:p>0.143881916338187</text:p>
          </table:table-cell>
          <table:table-cell table:style-name="ce2" table:formula="of:=IF([.J32]=&quot;&quot;;&quot;&quot;;[.J32]/[.B32])" office:value-type="float" office:value="0.603051245268681" calcext:value-type="float">
            <text:p>0.603051245268681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table:number-columns-repeated="3" office:value-type="float" office:value="0.14848121724496" calcext:value-type="float">
            <text:p>0.14848121724496</text:p>
          </table:table-cell>
          <table:table-cell office:value-type="float" office:value="0.0000743865966796875" calcext:value-type="float">
            <text:p>7.43865966796875E-05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243401527404785" calcext:value-type="float">
            <text:p>0.00243401527404785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3</text:p>
          </table:table-cell>
          <table:table-cell table:number-columns-repeated="3" office:value-type="float" office:value="0.130471294068278" calcext:value-type="float">
            <text:p>0.130471294068278</text:p>
          </table:table-cell>
          <table:table-cell office:value-type="float" office:value="0.0000934600830078125" calcext:value-type="float">
            <text:p>9.34600830078125E-05</text:p>
          </table:table-cell>
          <table:table-cell office:value-type="float" office:value="0.0000665187835693359" calcext:value-type="float">
            <text:p>6.65187835693359E-05</text:p>
          </table:table-cell>
          <table:table-cell office:value-type="float" office:value="0.00196409225463867" calcext:value-type="float">
            <text:p>0.00196409225463867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21</text:p>
          </table:table-cell>
          <table:table-cell table:number-columns-repeated="2" office:value-type="float" office:value="0.304818925406564" calcext:value-type="float">
            <text:p>0.304818925406564</text:p>
          </table:table-cell>
          <table:table-cell office:value-type="float" office:value="0.36068240286768" calcext:value-type="float">
            <text:p>0.36068240286768</text:p>
          </table:table-cell>
          <table:table-cell office:value-type="float" office:value="0.0000929832458496094" calcext:value-type="float">
            <text:p>9.29832458496094E-05</text:p>
          </table:table-cell>
          <table:table-cell office:value-type="float" office:value="0.000137090682983398" calcext:value-type="float">
            <text:p>0.000137090682983398</text:p>
          </table:table-cell>
          <table:table-cell office:value-type="float" office:value="0.00152873992919922" calcext:value-type="float">
            <text:p>0.00152873992919922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558634774611165" calcext:value-type="float">
            <text:p>0.0558634774611165</text:p>
          </table:table-cell>
          <table:table-cell table:formula="of:=IF([.J35]=&quot;&quot;;&quot;&quot;;[.J35]/[.B35])" office:value-type="float" office:value="0.183267746209021" calcext:value-type="float">
            <text:p>0.183267746209021</text:p>
          </table:table-cell>
        </table:table-row>
        <table:table-row table:style-name="ro1">
          <table:table-cell office:value-type="string" calcext:value-type="string">
            <text:p>17-5</text:p>
          </table:table-cell>
          <table:table-cell table:number-columns-repeated="2" office:value-type="float" office:value="0.135894056328567" calcext:value-type="float">
            <text:p>0.135894056328567</text:p>
          </table:table-cell>
          <table:table-cell office:value-type="float" office:value="0.189798909860989" calcext:value-type="float">
            <text:p>0.189798909860989</text:p>
          </table:table-cell>
          <table:table-cell office:value-type="float" office:value="0.000143527984619141" calcext:value-type="float">
            <text:p>0.000143527984619141</text:p>
          </table:table-cell>
          <table:table-cell office:value-type="float" office:value="0.000100612640380859" calcext:value-type="float">
            <text:p>0.000100612640380859</text:p>
          </table:table-cell>
          <table:table-cell office:value-type="float" office:value="0.0019679069519043" calcext:value-type="float">
            <text:p>0.0019679069519043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539048535324224" calcext:value-type="float">
            <text:p>0.0539048535324224</text:p>
          </table:table-cell>
          <table:table-cell table:formula="of:=IF([.J36]=&quot;&quot;;&quot;&quot;;[.J36]/[.B36])" office:value-type="float" office:value="0.396668220735794" calcext:value-type="float">
            <text:p>0.396668220735794</text:p>
          </table:table-cell>
        </table:table-row>
        <table:table-row table:style-name="ro1">
          <table:table-cell office:value-type="string" calcext:value-type="string">
            <text:p>12-3</text:p>
          </table:table-cell>
          <table:table-cell table:number-columns-repeated="3" office:value-type="float" office:value="0.279956212200007" calcext:value-type="float">
            <text:p>0.279956212200007</text:p>
          </table:table-cell>
          <table:table-cell office:value-type="float" office:value="0.0000858306884765625" calcext:value-type="float">
            <text:p>8.58306884765625E-05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198078155517578" calcext:value-type="float">
            <text:p>0.0019807815551757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" calcext:value-type="float">
            <text:p>0</text:p>
          </table:table-cell>
          <table:table-cell table:style-name="ce2"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0</text:p>
          </table:table-cell>
          <table:table-cell table:number-columns-repeated="3" office:value-type="float" office:value="0.0934228104008922" calcext:value-type="float">
            <text:p>0.0934228104008922</text:p>
          </table:table-cell>
          <table:table-cell office:value-type="float" office:value="0.0000586509704589844" calcext:value-type="float">
            <text:p>5.86509704589844E-05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10228157043457" calcext:value-type="float">
            <text:p>0.0010228157043457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28</text:p>
          </table:table-cell>
          <table:table-cell table:number-columns-repeated="2" office:value-type="float" office:value="0.175170418418344" calcext:value-type="float">
            <text:p>0.175170418418344</text:p>
          </table:table-cell>
          <table:table-cell office:value-type="float" office:value="0.208358615262095" calcext:value-type="float">
            <text:p>0.208358615262095</text:p>
          </table:table-cell>
          <table:table-cell office:value-type="float" office:value="0.000109195709228516" calcext:value-type="float">
            <text:p>0.000109195709228516</text:p>
          </table:table-cell>
          <table:table-cell office:value-type="float" office:value="0.000117301940917969" calcext:value-type="float">
            <text:p>0.000117301940917969</text:p>
          </table:table-cell>
          <table:table-cell office:value-type="float" office:value="0.00115323066711426" calcext:value-type="float">
            <text:p>0.0011532306671142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31881968437505" calcext:value-type="float">
            <text:p>0.0331881968437505</text:p>
          </table:table-cell>
          <table:table-cell table:formula="of:=IF([.J39]=&quot;&quot;;&quot;&quot;;[.J39]/[.B39])" office:value-type="float" office:value="0.189462336982549" calcext:value-type="float">
            <text:p>0.189462336982549</text:p>
          </table:table-cell>
        </table:table-row>
        <table:table-row table:style-name="ro1">
          <table:table-cell office:value-type="string" calcext:value-type="string">
            <text:p>9-24</text:p>
          </table:table-cell>
          <table:table-cell table:number-columns-repeated="3" office:value-type="float" office:value="0.174244878948322" calcext:value-type="float">
            <text:p>0.174244878948322</text:p>
          </table:table-cell>
          <table:table-cell office:value-type="float" office:value="0.0000977516174316406" calcext:value-type="float">
            <text:p>9.77516174316406E-05</text:p>
          </table:table-cell>
          <table:table-cell office:value-type="float" office:value="0.000095367431640625" calcext:value-type="float">
            <text:p>9.5367431640625E-05</text:p>
          </table:table-cell>
          <table:table-cell office:value-type="float" office:value="0.000554084777832031" calcext:value-type="float">
            <text:p>0.000554084777832031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8</text:p>
          </table:table-cell>
          <table:table-cell table:number-columns-repeated="3" office:value-type="float" office:value="0.45588166206982" calcext:value-type="float">
            <text:p>0.45588166206982</text:p>
          </table:table-cell>
          <table:table-cell office:value-type="float" office:value="0.000113487243652344" calcext:value-type="float">
            <text:p>0.000113487243652344</text:p>
          </table:table-cell>
          <table:table-cell office:value-type="float" office:value="0.000177621841430664" calcext:value-type="float">
            <text:p>0.000177621841430664</text:p>
          </table:table-cell>
          <table:table-cell office:value-type="float" office:value="0.0032808780670166" calcext:value-type="float">
            <text:p>0.0032808780670166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26</text:p>
          </table:table-cell>
          <table:table-cell table:number-columns-repeated="2" office:value-type="float" office:value="0.295336575877765" calcext:value-type="float">
            <text:p>0.295336575877765</text:p>
          </table:table-cell>
          <table:table-cell office:value-type="float" office:value="0.335759395358159" calcext:value-type="float">
            <text:p>0.335759395358159</text:p>
          </table:table-cell>
          <table:table-cell office:value-type="float" office:value="0.00017094612121582" calcext:value-type="float">
            <text:p>0.00017094612121582</text:p>
          </table:table-cell>
          <table:table-cell office:value-type="float" office:value="0.000184059143066406" calcext:value-type="float">
            <text:p>0.000184059143066406</text:p>
          </table:table-cell>
          <table:table-cell office:value-type="float" office:value="0.00245022773742676" calcext:value-type="float">
            <text:p>0.0024502277374267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404228194803938" calcext:value-type="float">
            <text:p>0.0404228194803938</text:p>
          </table:table-cell>
          <table:table-cell table:formula="of:=IF([.J42]=&quot;&quot;;&quot;&quot;;[.J42]/[.B42])" office:value-type="float" office:value="0.136870346519911" calcext:value-type="float">
            <text:p>0.136870346519911</text:p>
          </table:table-cell>
        </table:table-row>
        <table:table-row table:style-name="ro1">
          <table:table-cell office:value-type="string" calcext:value-type="string">
            <text:p>2-26</text:p>
          </table:table-cell>
          <table:table-cell table:number-columns-repeated="3" office:value-type="float" office:value="0.392553024054823" calcext:value-type="float">
            <text:p>0.392553024054823</text:p>
          </table:table-cell>
          <table:table-cell office:value-type="float" office:value="0.000129222869873047" calcext:value-type="float">
            <text:p>0.000129222869873047</text:p>
          </table:table-cell>
          <table:table-cell office:value-type="float" office:value="0.000153303146362305" calcext:value-type="float">
            <text:p>0.000153303146362305</text:p>
          </table:table-cell>
          <table:table-cell office:value-type="float" office:value="0.0024712085723877" calcext:value-type="float">
            <text:p>0.0024712085723877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1</text:p>
          </table:table-cell>
          <table:table-cell table:number-columns-repeated="3" office:value-type="float" office:value="0.234059909158572" calcext:value-type="float">
            <text:p>0.234059909158572</text:p>
          </table:table-cell>
          <table:table-cell office:value-type="float" office:value="0.00009918212890625" calcext:value-type="float">
            <text:p>9.918212890625E-05</text:p>
          </table:table-cell>
          <table:table-cell office:value-type="float" office:value="0.000134468078613281" calcext:value-type="float">
            <text:p>0.000134468078613281</text:p>
          </table:table-cell>
          <table:table-cell office:value-type="float" office:value="0.00103616714477539" calcext:value-type="float">
            <text:p>0.0010361671447753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3</text:p>
          </table:table-cell>
          <table:table-cell table:number-columns-repeated="2" office:value-type="float" office:value="0.202150805476432" calcext:value-type="float">
            <text:p>0.202150805476432</text:p>
          </table:table-cell>
          <table:table-cell office:value-type="float" office:value="0.34817673550824" calcext:value-type="float">
            <text:p>0.34817673550824</text:p>
          </table:table-cell>
          <table:table-cell office:value-type="float" office:value="0.0000827312469482422" calcext:value-type="float">
            <text:p>8.27312469482422E-05</text:p>
          </table:table-cell>
          <table:table-cell office:value-type="float" office:value="0.0000894069671630859" calcext:value-type="float">
            <text:p>8.94069671630859E-05</text:p>
          </table:table-cell>
          <table:table-cell office:value-type="float" office:value="0.0040733814239502" calcext:value-type="float">
            <text:p>0.0040733814239502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146025930031808" calcext:value-type="float">
            <text:p>0.146025930031808</text:p>
          </table:table-cell>
          <table:table-cell table:formula="of:=IF([.J45]=&quot;&quot;;&quot;&quot;;[.J45]/[.B45])" office:value-type="float" office:value="0.722361356353005" calcext:value-type="float">
            <text:p>0.722361356353005</text:p>
          </table:table-cell>
        </table:table-row>
        <table:table-row table:style-name="ro1">
          <table:table-cell office:value-type="string" calcext:value-type="string">
            <text:p>32-30</text:p>
          </table:table-cell>
          <table:table-cell table:number-columns-repeated="3" office:value-type="float" office:value="0.215317599164732" calcext:value-type="float">
            <text:p>0.215317599164732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0091552734375" calcext:value-type="float">
            <text:p>0.000091552734375</text:p>
          </table:table-cell>
          <table:table-cell office:value-type="float" office:value="0.00375604629516602" calcext:value-type="float">
            <text:p>0.0037560462951660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4</text:p>
          </table:table-cell>
          <table:table-cell table:number-columns-repeated="3" office:value-type="float" office:value="0.0705628358008058" calcext:value-type="float">
            <text:p>0.0705628358008058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140666961669922" calcext:value-type="float">
            <text:p>0.00140666961669922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5</text:p>
          </table:table-cell>
          <table:table-cell table:number-columns-repeated="3" office:value-type="float" office:value="0.0131835846740048" calcext:value-type="float">
            <text:p>0.0131835846740048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102519989013672" calcext:value-type="float">
            <text:p>1.02519989013672E-05</text:p>
          </table:table-cell>
          <table:table-cell office:value-type="float" office:value="0.00100827217102051" calcext:value-type="float">
            <text:p>0.0010082721710205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6</text:p>
          </table:table-cell>
          <table:table-cell table:number-columns-repeated="3" office:value-type="float" office:value="0.103658145356211" calcext:value-type="float">
            <text:p>0.103658145356211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247049331665039" calcext:value-type="float">
            <text:p>0.00247049331665039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</text:p>
          </table:table-cell>
          <table:table-cell table:number-columns-repeated="2" office:value-type="float" office:value="0.26959367203246" calcext:value-type="float">
            <text:p>0.26959367203246</text:p>
          </table:table-cell>
          <table:table-cell office:value-type="float" office:value="0.318425730660616" calcext:value-type="float">
            <text:p>0.318425730660616</text:p>
          </table:table-cell>
          <table:table-cell office:value-type="float" office:value="0.00011134147644043" calcext:value-type="float">
            <text:p>0.00011134147644043</text:p>
          </table:table-cell>
          <table:table-cell office:value-type="float" office:value="0.000130653381347656" calcext:value-type="float">
            <text:p>0.000130653381347656</text:p>
          </table:table-cell>
          <table:table-cell office:value-type="float" office:value="0.00653362274169922" calcext:value-type="float">
            <text:p>0.0065336227416992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488320586281567" calcext:value-type="float">
            <text:p>0.0488320586281567</text:p>
          </table:table-cell>
          <table:table-cell table:style-name="ce2" table:formula="of:=IF([.J50]=&quot;&quot;;&quot;&quot;;[.J50]/[.B50])" office:value-type="float" office:value="0.18113206537829" calcext:value-type="float">
            <text:p>0.18113206537829</text:p>
          </table:table-cell>
        </table:table-row>
        <table:table-row table:style-name="ro1">
          <table:table-cell office:value-type="string" calcext:value-type="string">
            <text:p>25-31</text:p>
          </table:table-cell>
          <table:table-cell table:number-columns-repeated="3" office:value-type="float" office:value="0.0516655944618353" calcext:value-type="float">
            <text:p>0.0516655944618353</text:p>
          </table:table-cell>
          <table:table-cell office:value-type="float" office:value="0.0000219345092773438" calcext:value-type="float">
            <text:p>2.19345092773438E-0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880241394042969" calcext:value-type="float">
            <text:p>0.00088024139404296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" calcext:value-type="float">
            <text:p>0</text:p>
          </table:table-cell>
          <table:table-cell table:style-name="ce2"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31</text:p>
          </table:table-cell>
          <table:table-cell table:number-columns-repeated="3" office:value-type="float" office:value="0.209449607153015" calcext:value-type="float">
            <text:p>0.209449607153015</text:p>
          </table:table-cell>
          <table:table-cell office:value-type="float" office:value="0.0000841617584228516" calcext:value-type="float">
            <text:p>8.41617584228516E-05</text:p>
          </table:table-cell>
          <table:table-cell office:value-type="float" office:value="0.000127553939819336" calcext:value-type="float">
            <text:p>0.000127553939819336</text:p>
          </table:table-cell>
          <table:table-cell office:value-type="float" office:value="0.00285482406616211" calcext:value-type="float">
            <text:p>0.0028548240661621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</text:p>
          </table:table-cell>
          <table:table-cell table:number-columns-repeated="3" office:value-type="float" office:value="0.166469372786191" calcext:value-type="float">
            <text:p>0.166469372786191</text:p>
          </table:table-cell>
          <table:table-cell office:value-type="float" office:value="0.000095367431640625" calcext:value-type="float">
            <text:p>9.5367431640625E-05</text:p>
          </table:table-cell>
          <table:table-cell office:value-type="float" office:value="0.000131607055664063" calcext:value-type="float">
            <text:p>0.000131607055664063</text:p>
          </table:table-cell>
          <table:table-cell office:value-type="float" office:value="0.00292611122131348" calcext:value-type="float">
            <text:p>0.0029261112213134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" calcext:value-type="float">
            <text:p>0</text:p>
          </table:table-cell>
          <table:table-cell table:style-name="ce2"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5</text:p>
          </table:table-cell>
          <table:table-cell table:number-columns-repeated="3" office:value-type="float" office:value="0.0676591116756889" calcext:value-type="float">
            <text:p>0.0676591116756889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1129150390625" calcext:value-type="float">
            <text:p>0.00112915039062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6</text:p>
          </table:table-cell>
          <table:table-cell table:number-columns-repeated="2" office:value-type="float" office:value="0.199720435747856" calcext:value-type="float">
            <text:p>0.199720435747856</text:p>
          </table:table-cell>
          <table:table-cell office:value-type="float" office:value="0.248552494376013" calcext:value-type="float">
            <text:p>0.248552494376013</text:p>
          </table:table-cell>
          <table:table-cell office:value-type="float" office:value="0.000125885009765625" calcext:value-type="float">
            <text:p>0.000125885009765625</text:p>
          </table:table-cell>
          <table:table-cell office:value-type="float" office:value="0.000100612640380859" calcext:value-type="float">
            <text:p>0.000100612640380859</text:p>
          </table:table-cell>
          <table:table-cell office:value-type="float" office:value="0.00394105911254883" calcext:value-type="float">
            <text:p>0.0039410591125488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488320586281567" calcext:value-type="float">
            <text:p>0.0488320586281567</text:p>
          </table:table-cell>
          <table:table-cell table:formula="of:=IF([.J55]=&quot;&quot;;&quot;&quot;;[.J55]/[.B55])" office:value-type="float" office:value="0.244502063323186" calcext:value-type="float">
            <text:p>0.244502063323186</text:p>
          </table:table-cell>
        </table:table-row>
        <table:table-row table:style-name="ro1">
          <table:table-cell office:value-type="string" calcext:value-type="string">
            <text:p>7-4</text:p>
          </table:table-cell>
          <table:table-cell table:number-columns-repeated="3" office:value-type="float" office:value="0.218462370758163" calcext:value-type="float">
            <text:p>0.218462370758163</text:p>
          </table:table-cell>
          <table:table-cell office:value-type="float" office:value="0.000106334686279297" calcext:value-type="float">
            <text:p>0.000106334686279297</text:p>
          </table:table-cell>
          <table:table-cell office:value-type="float" office:value="0.00010228157043457" calcext:value-type="float">
            <text:p>0.00010228157043457</text:p>
          </table:table-cell>
          <table:table-cell office:value-type="float" office:value="0.00294613838195801" calcext:value-type="float">
            <text:p>0.00294613838195801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" calcext:value-type="float">
            <text:p>0</text:p>
          </table:table-cell>
          <table:table-cell table:style-name="ce2"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20</text:p>
          </table:table-cell>
          <table:table-cell table:number-columns-repeated="3" office:value-type="float" office:value="0.016121813854705" calcext:value-type="float">
            <text:p>0.016121813854705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276565551757813" calcext:value-type="float">
            <text:p>2.76565551757813E-05</text:p>
          </table:table-cell>
          <table:table-cell office:value-type="float" office:value="0.00133395195007324" calcext:value-type="float">
            <text:p>0.00133395195007324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" calcext:value-type="float">
            <text:p>0</text:p>
          </table:table-cell>
          <table:table-cell table:style-name="ce2"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18</text:p>
          </table:table-cell>
          <table:table-cell table:number-columns-repeated="3" office:value-type="float" office:value="0.212381018915164" calcext:value-type="float">
            <text:p>0.212381018915164</text:p>
          </table:table-cell>
          <table:table-cell office:value-type="float" office:value="0.000138998031616211" calcext:value-type="float">
            <text:p>0.000138998031616211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300192832946777" calcext:value-type="float">
            <text:p>0.0030019283294677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21</text:p>
          </table:table-cell>
          <table:table-cell table:number-columns-repeated="2" office:value-type="float" office:value="0.344701582093095" calcext:value-type="float">
            <text:p>0.344701582093095</text:p>
          </table:table-cell>
          <table:table-cell office:value-type="float" office:value="0.430731835999054" calcext:value-type="float">
            <text:p>0.430731835999054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136852264404297" calcext:value-type="float">
            <text:p>0.000136852264404297</text:p>
          </table:table-cell>
          <table:table-cell office:value-type="float" office:value="0.00504612922668457" calcext:value-type="float">
            <text:p>0.0050461292266845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0.0860302539059585" calcext:value-type="float">
            <text:p>0.0860302539059585</text:p>
          </table:table-cell>
          <table:table-cell table:style-name="ce2" table:formula="of:=IF([.J59]=&quot;&quot;;&quot;&quot;;[.J59]/[.B59])" office:value-type="float" office:value="0.249578935447775" calcext:value-type="float">
            <text:p>0.249578935447775</text:p>
          </table:table-cell>
        </table:table-row>
        <table:table-row table:style-name="ro1">
          <table:table-cell office:value-type="string" calcext:value-type="string">
            <text:p>17-31</text:p>
          </table:table-cell>
          <table:table-cell table:number-columns-repeated="3" office:value-type="float" office:value="0.197806947895389" calcext:value-type="float">
            <text:p>0.197806947895389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0878219604492" calcext:value-type="float">
            <text:p>0.000120878219604492</text:p>
          </table:table-cell>
          <table:table-cell office:value-type="float" office:value="0.00306534767150879" calcext:value-type="float">
            <text:p>0.00306534767150879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23</text:p>
          </table:table-cell>
          <table:table-cell table:number-columns-repeated="2" office:value-type="float" office:value="0.159774888908681" calcext:value-type="float">
            <text:p>0.159774888908681</text:p>
          </table:table-cell>
          <table:table-cell office:value-type="float" office:value="0.237479553229272" calcext:value-type="float">
            <text:p>0.237479553229272</text:p>
          </table:table-cell>
          <table:table-cell office:value-type="float" office:value="0.0000791549682617188" calcext:value-type="float">
            <text:p>7.91549682617188E-05</text:p>
          </table:table-cell>
          <table:table-cell office:value-type="float" office:value="0.0000956058502197266" calcext:value-type="float">
            <text:p>9.56058502197266E-05</text:p>
          </table:table-cell>
          <table:table-cell office:value-type="float" office:value="0.00158858299255371" calcext:value-type="float">
            <text:p>0.0015885829925537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777046643205909" calcext:value-type="float">
            <text:p>0.0777046643205909</text:p>
          </table:table-cell>
          <table:table-cell table:style-name="ce2" table:formula="of:=IF([.J61]=&quot;&quot;;&quot;&quot;;[.J61]/[.B61])" office:value-type="float" office:value="0.486338403057834" calcext:value-type="float">
            <text:p>0.486338403057834</text:p>
          </table:table-cell>
        </table:table-row>
        <table:table-row table:style-name="ro1">
          <table:table-cell office:value-type="string" calcext:value-type="string">
            <text:p>16-1</text:p>
          </table:table-cell>
          <table:table-cell table:number-columns-repeated="3" office:value-type="float" office:value="0.108740945306348" calcext:value-type="float">
            <text:p>0.108740945306348</text:p>
          </table:table-cell>
          <table:table-cell office:value-type="float" office:value="0.0000703334808349609" calcext:value-type="float">
            <text:p>7.03334808349609E-05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202751159667969" calcext:value-type="float">
            <text:p>0.0020275115966796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table:number-columns-repeated="2" office:value-type="float" office:value="0.17636411106647" calcext:value-type="float">
            <text:p>0.17636411106647</text:p>
          </table:table-cell>
          <table:table-cell office:value-type="float" office:value="0.226936473125059" calcext:value-type="float">
            <text:p>0.226936473125059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266432762145996" calcext:value-type="float">
            <text:p>0.0026643276214599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505723620585884" calcext:value-type="float">
            <text:p>0.0505723620585884</text:p>
          </table:table-cell>
          <table:table-cell table:formula="of:=IF([.J63]=&quot;&quot;;&quot;&quot;;[.J63]/[.B63])" office:value-type="float" office:value="0.286749734698167" calcext:value-type="float">
            <text:p>0.286749734698167</text:p>
          </table:table-cell>
        </table:table-row>
        <table:table-row table:style-name="ro1">
          <table:table-cell office:value-type="string" calcext:value-type="string">
            <text:p>14-23</text:p>
          </table:table-cell>
          <table:table-cell table:number-columns-repeated="3" office:value-type="float" office:value="0.185300308668228" calcext:value-type="float">
            <text:p>0.185300308668228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106644630432129" calcext:value-type="float">
            <text:p>0.0010664463043212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6</text:p>
          </table:table-cell>
          <table:table-cell table:number-columns-repeated="3" office:value-type="float" office:value="0.189333629162008" calcext:value-type="float">
            <text:p>0.189333629162008</text:p>
          </table:table-cell>
          <table:table-cell office:value-type="float" office:value="0.000113248825073242" calcext:value-type="float">
            <text:p>0.000113248825073242</text:p>
          </table:table-cell>
          <table:table-cell office:value-type="float" office:value="0.000128507614135742" calcext:value-type="float">
            <text:p>0.000128507614135742</text:p>
          </table:table-cell>
          <table:table-cell office:value-type="float" office:value="0.00209808349609375" calcext:value-type="float">
            <text:p>0.0020980834960937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table:number-columns-repeated="2" office:value-type="float" office:value="0.275288408530809" calcext:value-type="float">
            <text:p>0.275288408530809</text:p>
          </table:table-cell>
          <table:table-cell office:value-type="float" office:value="0.319353796053416" calcext:value-type="float">
            <text:p>0.319353796053416</text:p>
          </table:table-cell>
          <table:table-cell office:value-type="float" office:value="0.000109195709228516" calcext:value-type="float">
            <text:p>0.000109195709228516</text:p>
          </table:table-cell>
          <table:table-cell office:value-type="float" office:value="0.000133991241455078" calcext:value-type="float">
            <text:p>0.000133991241455078</text:p>
          </table:table-cell>
          <table:table-cell office:value-type="float" office:value="0.00375056266784668" calcext:value-type="float">
            <text:p>0.0037505626678466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0.0440653875226064" calcext:value-type="float">
            <text:p>0.0440653875226064</text:p>
          </table:table-cell>
          <table:table-cell table:style-name="ce2" table:formula="of:=IF([.J66]=&quot;&quot;;&quot;&quot;;[.J66]/[.B66])" office:value-type="float" office:value="0.160069898176169" calcext:value-type="float">
            <text:p>0.160069898176169</text:p>
          </table:table-cell>
        </table:table-row>
        <table:table-row table:style-name="ro1">
          <table:table-cell office:value-type="string" calcext:value-type="string">
            <text:p>3-31</text:p>
          </table:table-cell>
          <table:table-cell table:number-columns-repeated="3" office:value-type="float" office:value="0.0763478208353299" calcext:value-type="float">
            <text:p>0.0763478208353299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281333923339844" calcext:value-type="float">
            <text:p>2.81333923339844E-05</text:p>
          </table:table-cell>
          <table:table-cell office:value-type="float" office:value="0.00160908699035645" calcext:value-type="float">
            <text:p>0.0016090869903564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4</text:p>
          </table:table-cell>
          <table:table-cell table:number-columns-repeated="3" office:value-type="float" office:value="0.168635816981485" calcext:value-type="float">
            <text:p>0.168635816981485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00298023223876953" calcext:value-type="float">
            <text:p>2.98023223876953E-05</text:p>
          </table:table-cell>
          <table:table-cell office:value-type="float" office:value="0.00157475471496582" calcext:value-type="float">
            <text:p>0.0015747547149658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9</text:p>
          </table:table-cell>
          <table:table-cell table:number-columns-repeated="3" office:value-type="float" office:value="0.429633508738867" calcext:value-type="float">
            <text:p>0.429633508738867</text:p>
          </table:table-cell>
          <table:table-cell office:value-type="float" office:value="0.000162601470947266" calcext:value-type="float">
            <text:p>0.000162601470947266</text:p>
          </table:table-cell>
          <table:table-cell office:value-type="float" office:value="0.000118017196655273" calcext:value-type="float">
            <text:p>0.000118017196655273</text:p>
          </table:table-cell>
          <table:table-cell office:value-type="float" office:value="0.00389003753662109" calcext:value-type="float">
            <text:p>0.0038900375366210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26</text:p>
          </table:table-cell>
          <table:table-cell table:number-columns-repeated="3" office:value-type="float" office:value="0.141772783243213" calcext:value-type="float">
            <text:p>0.141772783243213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0.000116109848022461" calcext:value-type="float">
            <text:p>0.000116109848022461</text:p>
          </table:table-cell>
          <table:table-cell office:value-type="float" office:value="0.00175356864929199" calcext:value-type="float">
            <text:p>0.00175356864929199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16</text:p>
          </table:table-cell>
          <table:table-cell table:number-columns-repeated="3" office:value-type="float" office:value="0.398037412507743" calcext:value-type="float">
            <text:p>0.398037412507743</text:p>
          </table:table-cell>
          <table:table-cell office:value-type="float" office:value="0.000119209289550781" calcext:value-type="float">
            <text:p>0.000119209289550781</text:p>
          </table:table-cell>
          <table:table-cell office:value-type="float" office:value="0.0000996589660644531" calcext:value-type="float">
            <text:p>9.96589660644531E-05</text:p>
          </table:table-cell>
          <table:table-cell office:value-type="float" office:value="0.00655508041381836" calcext:value-type="float">
            <text:p>0.00655508041381836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9</text:p>
          </table:table-cell>
          <table:table-cell table:number-columns-repeated="3" office:value-type="float" office:value="0.0877278012861186" calcext:value-type="float">
            <text:p>0.0877278012861186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174450874328613" calcext:value-type="float">
            <text:p>0.0017445087432861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19</text:p>
          </table:table-cell>
          <table:table-cell table:number-columns-repeated="3" office:value-type="float" office:value="0.0434166031325197" calcext:value-type="float">
            <text:p>0.0434166031325197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237560272216797" calcext:value-type="float">
            <text:p>0.00237560272216797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22</text:p>
          </table:table-cell>
          <table:table-cell table:number-columns-repeated="3" office:value-type="float" office:value="0.12088573972062" calcext:value-type="float">
            <text:p>0.12088573972062</text:p>
          </table:table-cell>
          <table:table-cell office:value-type="float" office:value="0.0000438690185546875" calcext:value-type="float">
            <text:p>4.38690185546875E-05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238513946533203" calcext:value-type="float">
            <text:p>0.0023851394653320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3" office:value-type="float" office:value="0.259979090452507" calcext:value-type="float">
            <text:p>0.259979090452507</text:p>
          </table:table-cell>
          <table:table-cell office:value-type="float" office:value="0.0000972747802734375" calcext:value-type="float">
            <text:p>9.72747802734375E-05</text:p>
          </table:table-cell>
          <table:table-cell office:value-type="float" office:value="0.000138044357299805" calcext:value-type="float">
            <text:p>0.000138044357299805</text:p>
          </table:table-cell>
          <table:table-cell office:value-type="float" office:value="0.00324153900146484" calcext:value-type="float">
            <text:p>0.00324153900146484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1</text:p>
          </table:table-cell>
          <table:table-cell table:number-columns-repeated="3" office:value-type="float" office:value="0.210491741060668" calcext:value-type="float">
            <text:p>0.210491741060668</text:p>
          </table:table-cell>
          <table:table-cell office:value-type="float" office:value="0.000139713287353516" calcext:value-type="float">
            <text:p>0.000139713287353516</text:p>
          </table:table-cell>
          <table:table-cell office:value-type="float" office:value="0.000109672546386719" calcext:value-type="float">
            <text:p>0.000109672546386719</text:p>
          </table:table-cell>
          <table:table-cell office:value-type="float" office:value="0.00153636932373047" calcext:value-type="float">
            <text:p>0.0015363693237304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" calcext:value-type="float">
            <text:p>0</text:p>
          </table:table-cell>
          <table:table-cell table:style-name="ce2"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9</text:p>
          </table:table-cell>
          <table:table-cell table:number-columns-repeated="2" office:value-type="float" office:value="0.323819493831475" calcext:value-type="float">
            <text:p>0.323819493831475</text:p>
          </table:table-cell>
          <table:table-cell office:value-type="float" office:value="0.323872693092132" calcext:value-type="float">
            <text:p>0.323872693092132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125408172607422" calcext:value-type="float">
            <text:p>0.000125408172607422</text:p>
          </table:table-cell>
          <table:table-cell office:value-type="float" office:value="0.00204229354858398" calcext:value-type="float">
            <text:p>0.0020422935485839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00531992606563891" calcext:value-type="float">
            <text:p>5.31992606563891E-05</text:p>
          </table:table-cell>
          <table:table-cell table:formula="of:=IF([.J77]=&quot;&quot;;&quot;&quot;;[.J77]/[.B77])" office:value-type="float" office:value="0.000164286776027374" calcext:value-type="float">
            <text:p>0.000164286776027374</text:p>
          </table:table-cell>
        </table:table-row>
        <table:table-row table:style-name="ro1">
          <table:table-cell office:value-type="string" calcext:value-type="string">
            <text:p>3-14</text:p>
          </table:table-cell>
          <table:table-cell table:number-columns-repeated="2" office:value-type="float" office:value="0.264511590268773" calcext:value-type="float">
            <text:p>0.264511590268773</text:p>
          </table:table-cell>
          <table:table-cell office:value-type="float" office:value="0.266466438753572" calcext:value-type="float">
            <text:p>0.266466438753572</text:p>
          </table:table-cell>
          <table:table-cell office:value-type="float" office:value="0.0000979900360107422" calcext:value-type="float">
            <text:p>9.79900360107422E-05</text:p>
          </table:table-cell>
          <table:table-cell office:value-type="float" office:value="0.000136375427246094" calcext:value-type="float">
            <text:p>0.000136375427246094</text:p>
          </table:table-cell>
          <table:table-cell office:value-type="float" office:value="0.00366115570068359" calcext:value-type="float">
            <text:p>0.00366115570068359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0195484848479899" calcext:value-type="float">
            <text:p>0.00195484848479899</text:p>
          </table:table-cell>
          <table:table-cell table:formula="of:=IF([.J78]=&quot;&quot;;&quot;&quot;;[.J78]/[.B78])" office:value-type="float" office:value="0.0073904076672506" calcext:value-type="float">
            <text:p>0.0073904076672506</text:p>
          </table:table-cell>
        </table:table-row>
        <table:table-row table:style-name="ro1">
          <table:table-cell office:value-type="string" calcext:value-type="string">
            <text:p>21-18</text:p>
          </table:table-cell>
          <table:table-cell table:number-columns-repeated="3" office:value-type="float" office:value="0.112455011096448" calcext:value-type="float">
            <text:p>0.112455011096448</text:p>
          </table:table-cell>
          <table:table-cell office:value-type="float" office:value="0.000106573104858398" calcext:value-type="float">
            <text:p>0.000106573104858398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158405303955078" calcext:value-type="float">
            <text:p>0.0015840530395507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29</text:p>
          </table:table-cell>
          <table:table-cell table:number-columns-repeated="3" office:value-type="float" office:value="0.21824268253787" calcext:value-type="float">
            <text:p>0.21824268253787</text:p>
          </table:table-cell>
          <table:table-cell office:value-type="float" office:value="0.000115156173706055" calcext:value-type="float">
            <text:p>0.000115156173706055</text:p>
          </table:table-cell>
          <table:table-cell office:value-type="float" office:value="0.000113964080810547" calcext:value-type="float">
            <text:p>0.000113964080810547</text:p>
          </table:table-cell>
          <table:table-cell office:value-type="float" office:value="0.00308418273925781" calcext:value-type="float">
            <text:p>0.0030841827392578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26</text:p>
          </table:table-cell>
          <table:table-cell table:number-columns-repeated="3" office:value-type="float" office:value="0.248257981663661" calcext:value-type="float">
            <text:p>0.248257981663661</text:p>
          </table:table-cell>
          <table:table-cell office:value-type="float" office:value="0.0000975131988525391" calcext:value-type="float">
            <text:p>9.75131988525391E-05</text:p>
          </table:table-cell>
          <table:table-cell office:value-type="float" office:value="0.000138998031616211" calcext:value-type="float">
            <text:p>0.000138998031616211</text:p>
          </table:table-cell>
          <table:table-cell office:value-type="float" office:value="0.0027313232421875" calcext:value-type="float">
            <text:p>0.0027313232421875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" calcext:value-type="float">
            <text:p>0</text:p>
          </table:table-cell>
          <table:table-cell table:style-name="ce2"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30</text:p>
          </table:table-cell>
          <table:table-cell table:number-columns-repeated="3" office:value-type="float" office:value="0.00301952077495204" calcext:value-type="float">
            <text:p>0.00301952077495204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531911849975586" calcext:value-type="float">
            <text:p>0.000531911849975586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0</text:p>
          </table:table-cell>
          <table:table-cell table:number-columns-repeated="3" office:value-type="float" office:value="0.253000616454797" calcext:value-type="float">
            <text:p>0.253000616454797</text:p>
          </table:table-cell>
          <table:table-cell office:value-type="float" office:value="0.0000734329223632813" calcext:value-type="float">
            <text:p>7.34329223632813E-05</text:p>
          </table:table-cell>
          <table:table-cell office:value-type="float" office:value="0.000144004821777344" calcext:value-type="float">
            <text:p>0.000144004821777344</text:p>
          </table:table-cell>
          <table:table-cell office:value-type="float" office:value="0.000993728637695313" calcext:value-type="float">
            <text:p>0.00099372863769531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29</text:p>
          </table:table-cell>
          <table:table-cell table:number-columns-repeated="3" office:value-type="float" office:value="0.405407925571515" calcext:value-type="float">
            <text:p>0.405407925571515</text:p>
          </table:table-cell>
          <table:table-cell office:value-type="float" office:value="0.000117778778076172" calcext:value-type="float">
            <text:p>0.000117778778076172</text:p>
          </table:table-cell>
          <table:table-cell office:value-type="float" office:value="0.000123739242553711" calcext:value-type="float">
            <text:p>0.000123739242553711</text:p>
          </table:table-cell>
          <table:table-cell office:value-type="float" office:value="0.00345873832702637" calcext:value-type="float">
            <text:p>0.0034587383270263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" calcext:value-type="float">
            <text:p>0</text:p>
          </table:table-cell>
          <table:table-cell table:style-name="ce2"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25</text:p>
          </table:table-cell>
          <table:table-cell table:number-columns-repeated="2" office:value-type="float" office:value="0.218999211630881" calcext:value-type="float">
            <text:p>0.218999211630881</text:p>
          </table:table-cell>
          <table:table-cell office:value-type="float" office:value="0.331052999543091" calcext:value-type="float">
            <text:p>0.331052999543091</text:p>
          </table:table-cell>
          <table:table-cell office:value-type="float" office:value="0.0000674724578857422" calcext:value-type="float">
            <text:p>6.74724578857422E-05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341486930847168" calcext:value-type="float">
            <text:p>0.0034148693084716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11205378791221" calcext:value-type="float">
            <text:p>0.11205378791221</text:p>
          </table:table-cell>
          <table:table-cell table:formula="of:=IF([.J85]=&quot;&quot;;&quot;&quot;;[.J85]/[.B85])" office:value-type="float" office:value="0.511662973933783" calcext:value-type="float">
            <text:p>0.511662973933783</text:p>
          </table:table-cell>
        </table:table-row>
        <table:table-row table:style-name="ro1">
          <table:table-cell office:value-type="string" calcext:value-type="string">
            <text:p>24-4</text:p>
          </table:table-cell>
          <table:table-cell table:number-columns-repeated="3" office:value-type="float" office:value="0.230414986330568" calcext:value-type="float">
            <text:p>0.230414986330568</text:p>
          </table:table-cell>
          <table:table-cell office:value-type="float" office:value="0.000116109848022461" calcext:value-type="float">
            <text:p>0.000116109848022461</text:p>
          </table:table-cell>
          <table:table-cell office:value-type="float" office:value="0.000113248825073242" calcext:value-type="float">
            <text:p>0.000113248825073242</text:p>
          </table:table-cell>
          <table:table-cell office:value-type="float" office:value="0.00296998023986816" calcext:value-type="float">
            <text:p>0.0029699802398681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16</text:p>
          </table:table-cell>
          <table:table-cell table:number-columns-repeated="3" office:value-type="float" office:value="0.198756077023477" calcext:value-type="float">
            <text:p>0.198756077023477</text:p>
          </table:table-cell>
          <table:table-cell office:value-type="float" office:value="0.0000596046447753906" calcext:value-type="float">
            <text:p>5.96046447753906E-05</text:p>
          </table:table-cell>
          <table:table-cell office:value-type="float" office:value="0.0000703334808349609" calcext:value-type="float">
            <text:p>7.03334808349609E-05</text:p>
          </table:table-cell>
          <table:table-cell office:value-type="float" office:value="0.00219368934631348" calcext:value-type="float">
            <text:p>0.0021936893463134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4</text:p>
          </table:table-cell>
          <table:table-cell table:number-columns-repeated="2" office:value-type="float" office:value="0.300802183677834" calcext:value-type="float">
            <text:p>0.300802183677834</text:p>
          </table:table-cell>
          <table:table-cell office:value-type="float" office:value="0.352112116427241" calcext:value-type="float">
            <text:p>0.352112116427241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115633010864258" calcext:value-type="float">
            <text:p>0.000115633010864258</text:p>
          </table:table-cell>
          <table:table-cell office:value-type="float" office:value="0.00102591514587402" calcext:value-type="float">
            <text:p>0.00102591514587402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513099327494074" calcext:value-type="float">
            <text:p>0.0513099327494074</text:p>
          </table:table-cell>
          <table:table-cell table:style-name="ce2" table:formula="of:=IF([.J88]=&quot;&quot;;&quot;&quot;;[.J88]/[.B88])" office:value-type="float" office:value="0.170576995559186" calcext:value-type="float">
            <text:p>0.170576995559186</text:p>
          </table:table-cell>
        </table:table-row>
        <table:table-row table:style-name="ro1">
          <table:table-cell office:value-type="string" calcext:value-type="string">
            <text:p>29-8</text:p>
          </table:table-cell>
          <table:table-cell table:number-columns-repeated="2" office:value-type="float" office:value="0.425503689935092" calcext:value-type="float">
            <text:p>0.425503689935092</text:p>
          </table:table-cell>
          <table:table-cell office:value-type="float" office:value="0.447042230247183" calcext:value-type="float">
            <text:p>0.447042230247183</text:p>
          </table:table-cell>
          <table:table-cell office:value-type="float" office:value="0.000127553939819336" calcext:value-type="float">
            <text:p>0.000127553939819336</text:p>
          </table:table-cell>
          <table:table-cell office:value-type="float" office:value="0.000158548355102539" calcext:value-type="float">
            <text:p>0.000158548355102539</text:p>
          </table:table-cell>
          <table:table-cell office:value-type="float" office:value="0.00425505638122559" calcext:value-type="float">
            <text:p>0.00425505638122559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215385403120902" calcext:value-type="float">
            <text:p>0.0215385403120902</text:p>
          </table:table-cell>
          <table:table-cell table:formula="of:=IF([.J89]=&quot;&quot;;&quot;&quot;;[.J89]/[.B89])" office:value-type="float" office:value="0.0506189272186471" calcext:value-type="float">
            <text:p>0.0506189272186471</text:p>
          </table:table-cell>
        </table:table-row>
        <table:table-row table:style-name="ro1">
          <table:table-cell office:value-type="string" calcext:value-type="string">
            <text:p>14-6</text:p>
          </table:table-cell>
          <table:table-cell table:number-columns-repeated="3" office:value-type="float" office:value="0.278153198231555" calcext:value-type="float">
            <text:p>0.278153198231555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11818313598633" calcext:value-type="float">
            <text:p>0.000111818313598633</text:p>
          </table:table-cell>
          <table:table-cell office:value-type="float" office:value="0.00208926200866699" calcext:value-type="float">
            <text:p>0.00208926200866699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17</text:p>
          </table:table-cell>
          <table:table-cell table:number-columns-repeated="3" office:value-type="float" office:value="0.221940286546751" calcext:value-type="float">
            <text:p>0.221940286546751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115156173706055" calcext:value-type="float">
            <text:p>0.000115156173706055</text:p>
          </table:table-cell>
          <table:table-cell office:value-type="float" office:value="0.00209236145019531" calcext:value-type="float">
            <text:p>0.00209236145019531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26</text:p>
          </table:table-cell>
          <table:table-cell table:number-columns-repeated="3" office:value-type="float" office:value="0.322554829099462" calcext:value-type="float">
            <text:p>0.322554829099462</text:p>
          </table:table-cell>
          <table:table-cell office:value-type="float" office:value="0.000200033187866211" calcext:value-type="float">
            <text:p>0.000200033187866211</text:p>
          </table:table-cell>
          <table:table-cell office:value-type="float" office:value="0.000163078308105469" calcext:value-type="float">
            <text:p>0.000163078308105469</text:p>
          </table:table-cell>
          <table:table-cell office:value-type="float" office:value="0.00358104705810547" calcext:value-type="float">
            <text:p>0.0035810470581054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" calcext:value-type="float">
            <text:p>0</text:p>
          </table:table-cell>
          <table:table-cell table:style-name="ce2"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17</text:p>
          </table:table-cell>
          <table:table-cell table:number-columns-repeated="2" office:value-type="float" office:value="0.23166219910338" calcext:value-type="float">
            <text:p>0.23166219910338</text:p>
          </table:table-cell>
          <table:table-cell office:value-type="float" office:value="0.35843190414923" calcext:value-type="float">
            <text:p>0.35843190414923</text:p>
          </table:table-cell>
          <table:table-cell office:value-type="float" office:value="0.000135660171508789" calcext:value-type="float">
            <text:p>0.000135660171508789</text:p>
          </table:table-cell>
          <table:table-cell office:value-type="float" office:value="0.000115633010864258" calcext:value-type="float">
            <text:p>0.000115633010864258</text:p>
          </table:table-cell>
          <table:table-cell office:value-type="float" office:value="0.00406551361083984" calcext:value-type="float">
            <text:p>0.0040655136108398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126769705045851" calcext:value-type="float">
            <text:p>0.126769705045851</text:p>
          </table:table-cell>
          <table:table-cell table:formula="of:=IF([.J93]=&quot;&quot;;&quot;&quot;;[.J93]/[.B93])" office:value-type="float" office:value="0.54721791270435" calcext:value-type="float">
            <text:p>0.54721791270435</text:p>
          </table:table-cell>
        </table:table-row>
        <table:table-row table:style-name="ro1">
          <table:table-cell office:value-type="string" calcext:value-type="string">
            <text:p>32-18</text:p>
          </table:table-cell>
          <table:table-cell table:number-columns-repeated="3" office:value-type="float" office:value="0.143505801609671" calcext:value-type="float">
            <text:p>0.143505801609671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193500518798828" calcext:value-type="float">
            <text:p>0.0019350051879882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2</text:p>
          </table:table-cell>
          <table:table-cell table:number-columns-repeated="2" office:value-type="float" office:value="0.199954421614269" calcext:value-type="float">
            <text:p>0.199954421614269</text:p>
          </table:table-cell>
          <table:table-cell office:value-type="float" office:value="0.204073171008894" calcext:value-type="float">
            <text:p>0.204073171008894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286769866943359" calcext:value-type="float">
            <text:p>0.0028676986694335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411874939462453" calcext:value-type="float">
            <text:p>0.00411874939462453</text:p>
          </table:table-cell>
          <table:table-cell table:formula="of:=IF([.J95]=&quot;&quot;;&quot;&quot;;[.J95]/[.B95])" office:value-type="float" office:value="0.0205984411916131" calcext:value-type="float">
            <text:p>0.0205984411916131</text:p>
          </table:table-cell>
        </table:table-row>
        <table:table-row table:style-name="ro1">
          <table:table-cell office:value-type="string" calcext:value-type="string">
            <text:p>24-9</text:p>
          </table:table-cell>
          <table:table-cell table:number-columns-repeated="3" office:value-type="float" office:value="0.121406495052173" calcext:value-type="float">
            <text:p>0.121406495052173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116348266601563" calcext:value-type="float">
            <text:p>0.00116348266601563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30</text:p>
          </table:table-cell>
          <table:table-cell table:number-columns-repeated="3" office:value-type="float" office:value="0.21142424993385" calcext:value-type="float">
            <text:p>0.21142424993385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202584266662598" calcext:value-type="float">
            <text:p>0.0020258426666259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7</text:p>
          </table:table-cell>
          <table:table-cell table:number-columns-repeated="2" office:value-type="float" office:value="0.397310412068192" calcext:value-type="float">
            <text:p>0.397310412068192</text:p>
          </table:table-cell>
          <table:table-cell office:value-type="float" office:value="0.399731021235761" calcext:value-type="float">
            <text:p>0.399731021235761</text:p>
          </table:table-cell>
          <table:table-cell office:value-type="float" office:value="0.0000896453857421875" calcext:value-type="float">
            <text:p>8.96453857421875E-05</text:p>
          </table:table-cell>
          <table:table-cell office:value-type="float" office:value="0.000143527984619141" calcext:value-type="float">
            <text:p>0.000143527984619141</text:p>
          </table:table-cell>
          <table:table-cell office:value-type="float" office:value="0.00340461730957031" calcext:value-type="float">
            <text:p>0.00340461730957031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242060916756859" calcext:value-type="float">
            <text:p>0.00242060916756859</text:p>
          </table:table-cell>
          <table:table-cell table:formula="of:=IF([.J98]=&quot;&quot;;&quot;&quot;;[.J98]/[.B98])" office:value-type="float" office:value="0.00609248862864718" calcext:value-type="float">
            <text:p>0.00609248862864718</text:p>
          </table:table-cell>
        </table:table-row>
        <table:table-row table:style-name="ro1">
          <table:table-cell office:value-type="string" calcext:value-type="string">
            <text:p>32-25</text:p>
          </table:table-cell>
          <table:table-cell table:number-columns-repeated="3" office:value-type="float" office:value="0.112916393356078" calcext:value-type="float">
            <text:p>0.112916393356078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116467475891113" calcext:value-type="float">
            <text:p>0.0011646747589111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362370936716477" calcext:value-type="float">
            <text:p>0.362370936716477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165462493896484" calcext:value-type="float">
            <text:p>0.000165462493896484</text:p>
          </table:table-cell>
          <table:table-cell office:value-type="float" office:value="0.00159978866577148" calcext:value-type="float">
            <text:p>0.00159978866577148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5</text:p>
          </table:table-cell>
          <table:table-cell table:number-columns-repeated="3" office:value-type="float" office:value="0.091813181564416" calcext:value-type="float">
            <text:p>0.091813181564416</text:p>
          </table:table-cell>
          <table:table-cell office:value-type="float" office:value="0.0000500679016113281" calcext:value-type="float">
            <text:p>5.00679016113281E-05</text:p>
          </table:table-cell>
          <table:table-cell office:value-type="float" office:value="0.0000233650207519531" calcext:value-type="float">
            <text:p>2.33650207519531E-05</text:p>
          </table:table-cell>
          <table:table-cell office:value-type="float" office:value="0.00103402137756348" calcext:value-type="float">
            <text:p>0.0010340213775634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469in" svg:y="0.2425in">
            <draw:object draw:notify-on-update-of-ranges="results_analysis.A9:results_analysis.A9 results_analysis.A10:results_analysis.A11 results_analysis.B9:results_analysis.B9 results_analysis.B10:results_analysis.B11 results_analysis.C9:results_analysis.C9 results_analysis.C10:results_analysis.C11 results_analysis.D9:results_analysis.D9 results_analysis.D10:results_analysis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18 results_analysis.B17:results_analysis.B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18 results_analysis.C17:results_analysis.C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4</text:p>
          </table:table-cell>
          <table:table-cell table:formula="of:=SUMIF([$results_16.E2:.E51];&quot;&lt;1&quot;)" office:value-type="float" office:value="0.00199031829833984" calcext:value-type="float">
            <text:p>0.00199031829833984</text:p>
          </table:table-cell>
          <table:table-cell table:formula="of:=SUMIF([$results_16.F2:.F51];&quot;&lt;1&quot;)" office:value-type="float" office:value="0.00179576873779297" calcext:value-type="float">
            <text:p>0.00179576873779297</text:p>
          </table:table-cell>
          <table:table-cell table:formula="of:=SUMIF([$results_16.G2:.G51];&quot;&lt;1&quot;)" office:value-type="float" office:value="0.108437061309814" calcext:value-type="float">
            <text:p>0.108437061309814</text:p>
          </table:table-cell>
        </table:table-row>
        <table:table-row table:style-name="ro1">
          <table:table-cell office:value-type="string" calcext:value-type="string">
            <text:p>2^5</text:p>
          </table:table-cell>
          <table:table-cell table:formula="of:=SUMIF([$results_32.E2:.E51];&quot;&lt;1&quot;)" office:value-type="float" office:value="0.00448036193847656" calcext:value-type="float">
            <text:p>0.00448036193847656</text:p>
          </table:table-cell>
          <table:table-cell table:formula="of:=SUMIF([$results_32.F2:.F51];&quot;&lt;1&quot;)" office:value-type="float" office:value="0.00489497184753418" calcext:value-type="float">
            <text:p>0.00489497184753418</text:p>
          </table:table-cell>
          <table:table-cell table:formula="of:=SUMIF([$results_32.G2:.G51];&quot;&lt;1&quot;)" office:value-type="float" office:value="0.115400314331055" calcext:value-type="float">
            <text:p>0.11540031433105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4</text:p>
          </table:table-cell>
          <table:table-cell table:formula="of:=[.B2]/60" office:value-type="float" office:value="0.0000331719716389974" calcext:value-type="float">
            <text:p>3.31719716389974E-05</text:p>
          </table:table-cell>
          <table:table-cell table:formula="of:=[.C2]/60" office:value-type="float" office:value="0.0000299294789632161" calcext:value-type="float">
            <text:p>2.99294789632161E-05</text:p>
          </table:table-cell>
          <table:table-cell table:formula="of:=[.D2]/60" office:value-type="float" office:value="0.00180728435516357" calcext:value-type="float">
            <text:p>0.00180728435516357</text:p>
          </table:table-cell>
        </table:table-row>
        <table:table-row table:style-name="ro1">
          <table:table-cell office:value-type="string" calcext:value-type="string">
            <text:p>2^5</text:p>
          </table:table-cell>
          <table:table-cell table:formula="of:=[.B3]/60" office:value-type="float" office:value="0.0000746726989746094" calcext:value-type="float">
            <text:p>7.46726989746094E-05</text:p>
          </table:table-cell>
          <table:table-cell table:formula="of:=[.C3]/60" office:value-type="float" office:value="0.0000815828641255697" calcext:value-type="float">
            <text:p>8.15828641255697E-05</text:p>
          </table:table-cell>
          <table:table-cell table:formula="of:=[.D3]/60" office:value-type="float" office:value="0.00192333857218424" calcext:value-type="float">
            <text:p>0.0019233385721842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2^4</text:p>
          </table:table-cell>
          <table:table-cell table:formula="of:=AVERAGE([$results_16.$I$2:.$I$51])*100" office:value-type="float" office:value="100" calcext:value-type="float">
            <text:p>100</text:p>
          </table:table-cell>
          <table:table-cell table:style-name="ce1" table:formula="of:=AVERAGE([$results_16.$K$2:.$K$51])*100" office:value-type="float" office:value="33.6904789988461" calcext:value-type="float">
            <text:p>33.690</text:p>
          </table:table-cell>
          <table:table-cell/>
        </table:table-row>
        <table:table-row table:style-name="ro1">
          <table:table-cell office:value-type="string" calcext:value-type="string">
            <text:p>2^5</text:p>
          </table:table-cell>
          <table:table-cell table:formula="of:=AVERAGE([$results_32.$I$2:.$I$51])*100" office:value-type="float" office:value="100" calcext:value-type="float">
            <text:p>100</text:p>
          </table:table-cell>
          <table:table-cell table:formula="of:=AVERAGE([$results_32.$K$2:.$K$51])*100" office:value-type="float" office:value="9.37696368639508" calcext:value-type="float">
            <text:p>9.3769636863950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100" calcext:value-type="float">
            <text:p>100</text:p>
          </table:table-cell>
          <table:table-cell table:formula="of:=AVERAGE([.C17:.C22])" office:value-type="float" office:value="21.5337213426206" calcext:value-type="float">
            <text:p>21.5337213426206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5:49:35.7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5-26T16:20:40.048000000</dc:date>
    <meta:editing-duration>PT4H49M25S</meta:editing-duration>
    <meta:editing-cycles>38</meta:editing-cycles>
    <meta:generator>LibreOffice/7.6.1.2$Windows_X86_64 LibreOffice_project/f5defcebd022c5bc36bbb79be232cb6926d8f674</meta:generator>
    <meta:document-statistic meta:table-count="3" meta:cell-count="2045" meta:object-count="3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9:results_analysis.D11" chart:data-source-has-labels="both" svg:x="0.254cm" svg:y="0.203cm" svg:width="12.193cm" svg:height="8.932cm">
          <chart:coordinate-region svg:x="1.801cm" svg:y="0.422cm" svg:width="10.36cm" svg:height="8.026cm"/>
          <chart:axis chart:dimension="x" chart:name="primary-x" chart:style-name="ch4" chartooo:axis-type="auto">
            <chartooo:date-scale/>
            <chart:categories table:cell-range-address="results_analysis.A10:results_analysi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1" chart:label-cell-address="results_analysis.B9:results_analysis.B9" chart:class="chart:line">
            <chart:data-point chart:repeated="2"/>
          </chart:series>
          <chart:series chart:style-name="ch8" chart:values-cell-range-address="results_analysis.C10:results_analysis.C11" chart:label-cell-address="results_analysis.C9:results_analysis.C9" chart:class="chart:line">
            <chart:data-point chart:repeated="2"/>
          </chart:series>
          <chart:series chart:style-name="ch9" chart:values-cell-range-address="results_analysis.D10:results_analysis.D11" chart:label-cell-address="results_analysis.D9:results_analysis.D9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4</text:p>
                <draw:g>
                  <svg:desc>results_analysis.A10:results_analysis.A11</svg:desc>
                </draw:g>
              </table:table-cell>
              <table:table-cell office:value-type="float" office:value="0.0000331719716389974">
                <text:p>0.0000331719716389974</text:p>
                <draw:g>
                  <svg:desc>results_analysis.B10:results_analysis.B11</svg:desc>
                </draw:g>
              </table:table-cell>
              <table:table-cell office:value-type="float" office:value="0.0000299294789632161">
                <text:p>0.0000299294789632161</text:p>
                <draw:g>
                  <svg:desc>results_analysis.C10:results_analysis.C11</svg:desc>
                </draw:g>
              </table:table-cell>
              <table:table-cell office:value-type="float" office:value="0.00180728435516357">
                <text:p>0.00180728435516357</text:p>
                <draw:g>
                  <svg:desc>results_analysis.D10:results_analysis.D11</svg:desc>
                </draw:g>
              </table:table-cell>
            </table:table-row>
            <table:table-row>
              <table:table-cell office:value-type="string">
                <text:p>2^5</text:p>
              </table:table-cell>
              <table:table-cell office:value-type="float" office:value="0.0000746726989746094">
                <text:p>0.0000746726989746094</text:p>
              </table:table-cell>
              <table:table-cell office:value-type="float" office:value="0.0000815828641255697">
                <text:p>0.0000815828641255697</text:p>
              </table:table-cell>
              <table:table-cell office:value-type="float" office:value="0.00192333857218424">
                <text:p>0.00192333857218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18" chart:data-source-has-labels="column" svg:x="0.254cm" svg:y="0.203cm" svg:width="12.193cm" svg:height="9.755cm">
          <chart:coordinate-region svg:x="1.1cm" svg:y="0.422cm" svg:width="11.061cm" svg:height="8.849cm"/>
          <chart:axis chart:dimension="x" chart:name="primary-x" chart:style-name="ch3" chartooo:axis-type="auto">
            <chartooo:date-scale/>
            <chart:categories table:cell-range-address="results_analysis.A17:results_analysis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18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4</text:p>
                <draw:g>
                  <svg:desc>results_analysis.A17:results_analysis.A18</svg:desc>
                </draw:g>
              </table:table-cell>
              <table:table-cell office:value-type="float" office:value="100">
                <text:p>100</text:p>
                <draw:g>
                  <svg:desc>results_analysis.B17:results_analysis.B18</svg:desc>
                </draw:g>
              </table:table-cell>
            </table:table-row>
            <table:table-row>
              <table:table-cell office:value-type="string">
                <text:p>2^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20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18 results_analysis.C17:results_analysis.C18" chart:data-source-has-labels="column" svg:x="0.254cm" svg:y="0.203cm" svg:width="12.193cm" svg:height="9.755cm">
          <chart:coordinate-region svg:x="1.1cm" svg:y="0.203cm" svg:width="11.061cm" svg:height="9.068cm"/>
          <chart:axis chart:dimension="x" chart:name="primary-x" chart:style-name="ch3" chartooo:axis-type="auto">
            <chartooo:date-scale/>
            <chart:categories table:cell-range-address="results_analysis.A17:results_analysis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18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4</text:p>
                <draw:g>
                  <svg:desc>results_analysis.A17:results_analysis.A18</svg:desc>
                </draw:g>
              </table:table-cell>
              <table:table-cell office:value-type="float" office:value="33.6904789988461">
                <text:p>33.6904789988461</text:p>
                <draw:g>
                  <svg:desc>results_analysis.C17:results_analysis.C18</svg:desc>
                </draw:g>
              </table:table-cell>
            </table:table-row>
            <table:table-row>
              <table:table-cell office:value-type="string">
                <text:p>2^5</text:p>
              </table:table-cell>
              <table:table-cell office:value-type="float" office:value="9.37696368639508">
                <text:p>9.376963686395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